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SC" svg:font-family="PingFang SC"/>
    <style:font-face style:name="PingFang TC" svg:font-family="PingFang TC"/>
    <style:font-face style:name="Verdana" svg:font-family="Verdana"/>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5" style:family="paragraph" style:parent-style-name="Standard">
      <style:paragraph-properties style:line-height-at-least="0.2500in"/>
      <style:text-properties style:font-name="PingFang TC" fo:font-size="11.0pt" fo:color="#032726" fo:background-color="#ffff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Verdana" fo:letter-spacing="0.0000in"/>
    </style:style>
    <style:style style:name="T5"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周世瑀 | 2010.06.24 01:21 | </text:span><text:span text:style-name="T2">#</text:span></text:p>
      <text:p text:style-name="P2"><text:span text:style-name="T1">我從normanfinkelstein.com 轉貼在苦勞網的照片</text:span></text:p>
      <text:p text:style-name="P2"><text:span text:style-name="T1">納粹滅絕猶太人與以色列滅絕巴勒斯坦人的影像比較http://www.coolloud.org.tw/node/52837</text:span></text:p>
      <text:p text:style-name="P2"><text:span text:style-name="T1">周世瑀</text:span></text:p>
      <text:p text:style-name="P1"><text:span text:style-name="T1">陳真 | 2010.06.24 00:26 | </text:span><text:span text:style-name="T2">#</text:span></text:p>
      <text:p text:style-name="P3"><text:span text:style-name="T1">底下這位老兄,你走錯地方了.</text:span></text:p>
      <text:p text:style-name="P3"><text:span text:style-name="T1">我敢保證: 巴勒網的這幾龍幾鳳及其親朋好友們,都不會希望以色列變成火海.</text:span></text:p>
      <text:p text:style-name="P3"><text:span text:style-name="T1">憤怒是出自一種憐憫,不是出自恨. 怒火是為了制止暴行,不是為了製造更多悲劇.</text:span></text:p>
      <text:p text:style-name="P1"><text:span text:style-name="T1">唐偉男 | 2010.06.23 20:27 | </text:span><text:span text:style-name="T2">#</text:span></text:p>
      <text:p text:style-name="P2"><text:span text:style-name="T1">呼籲全世界有良知的國家同以色列斷絕外交關係！</text:span></text:p>
      <text:p text:style-name="P4"/>
      <text:p text:style-name="P1"><text:span text:style-name="T1">唐偉男 | 2010.06.23 20:23 | </text:span><text:span text:style-name="T2">#</text:span></text:p>
      <text:p text:style-name="P3"><text:span text:style-name="T1">流氓國家以色列將被世界人民無窮無盡的怒火燃燒得乾乾淨淨！！！世界人民團結起來將特拉維夫變成一片火海！！!</text:span></text:p>
      <text:p text:style-name="P1"><text:span text:style-name="T1">陳真 | 2010.06.22 03:19 | </text:span><text:span text:style-name="T2">#</text:span></text:p>
      <text:p text:style-name="P2"><text:span text:style-name="T1">報告老師！我思想有問題（三）</text:span></text:p>
      <text:p text:style-name="P2"><text:span text:style-name="T1">英國是公醫制度，醫療由國家統一供應；包括留學生在內，所有人就醫基本上都無須為醫藥費煩惱。另一方面，醫生也不用煩腦所謂健保給付的問題，更不需要莫名其妙被迫為了迎合某種診斷分類（例如 DSM）而刻意扭曲診斷來申請給付；當然也不需要被迫同意任何一種診斷分類或任何一種評估量表，畢竟這些都只是一些僅供參考的東西，而不是一種藉以判斷對錯的「六法全書」，更不是一種無可批評的「聖經」。</text:span></text:p>
      <text:p text:style-name="P2"><text:span text:style-name="T1">與其說 DSM 只是反映西方社會一小部份精神科醫師的想法，不如說它只是一些美國精神科醫師的看法而已，就好像奧斯卡影展只是反映了品味庸俗的一些美國影評人的看法而已。</text:span></text:p>
      <text:p text:style-name="P2"><text:span text:style-name="T1">這不希奇，希奇的是在台灣卻總是把這樣一些只是反映某一部份美國人或西方人的想法給當成一種普世標準，甚至當成一種唯一的普世標準，完全以之馬首是瞻。事實上，就算是藝術水平最高的坎城影展，也只是反映一小撮人的看法。</text:span></text:p>
      <text:p text:style-name="P2"><text:span text:style-name="T1">DSM 或ICD 當然也一樣，參考一下無妨，但它絕非是我們藉以理解精神病或精神病患的指標或共同標準。這很像 AHCI、SCI、SSCI等三大期刊索引，它只是美國某家私人公司Thomson ISI的分類取樣，僅供參考而已。但在台灣卻變成無上聖旨。</text:span></text:p>
      <text:p text:style-name="P2"><text:span text:style-name="T1">更荒謬的是，台灣醫界竟然只知道SCI（自然科學期刊），卻完全不知道AHCI（文史哲期刊）或SSCI（社會科學期刊）的存在。SCI收錄三千多種學術期刊，AHCI卻只收錄一千多種，投稿難度相對困難許多。但在醫界卻似乎完全不知道有AHCI或SSCI這東西的存在，以為SCI就是王，而其它的I竟然完全不承認。那就好像只承認奧斯卡，卻不知道或不承認坎城影展的價值。</text:span></text:p>
      <text:p text:style-name="P2"><text:span text:style-name="T1">更重要的是，不管是AHCI、SCI或SSCI，其實都只是各式各樣的索引之一而已，沒什麼大不了，就好像坎城、威尼斯和柏林三大影展一樣，不過是無數影展之一，沒什麼大不了。許多好電影一個獎也沒得到或根本沒參展，但無損於其傑出。</text:span></text:p>
      <text:p text:style-name="P2"><text:span text:style-name="T1">我們在劍橋學界足足待了十年，從來都沒聽過有任何一個老師或外國學生（台灣學生例外）提起什麼 SCI 或 AHCI，根本就不知道那是什麼東西。我們都是回來台灣之後，才知道那是什麼，而且如雷貫耳。不但如雷貫耳，甚至奉為最高指標並量化成一種積分，藉以做為學術成就的唯一評價方式。於是大家一心向 SCI 或AHCI 或SSCI 進攻，以為很了不起，真是很病態。知道這很荒唐很病態的學者，為了在台灣生存，也被迫只好迎向各種I。</text:span></text:p>
      <text:p text:style-name="P2"><text:span text:style-name="T1">我不是說這幾個 I全是胡扯，而是說它終究也只是某家私人公司的一種收錄方式而已，僅供參考罷了；就好像我們不會以某個影展來做為影片好壞的唯一評價標準一樣。世界上影展數以千計，就算是（在我看來）藝術水平最高的坎城影展也不是唯一標準。我最崇拜的三位導演其中有兩位：法國的Jean-Luc Godard及俄國的Aleksandr Sokurov，拍了無數電影，一生卻幾乎沒得過什麼獎，但這絲毫無損於其作品之價值。</text:span></text:p>
      <text:p text:style-name="P2"><text:span text:style-name="T1">知識當然不像藝術這麼主觀，但知識從來也不可能會客觀到竟然會萎縮到能以某個索引來做為一種唯一評價方式。在西方學界，誰會如此強調什麼SCI或 AHCI？誰會在自己的著作欄上還特別註明哪一篇是什麼I？那不是很幼稚嗎？但在台灣卻往往被迫得這麼自我做賤。</text:span></text:p>
      <text:p text:style-name="P2"><text:span text:style-name="T1">我不是說知識品質沒有標準可言，而是說標準有無數種。而且，知識的品質好壞仍然還是得回到「文本」（text）本身去衡量與分析，而不是掛個什麼I就彷彿什麼珍品似的，也不會因為某篇文章沒有那特定幾種I而失去應有之內涵與光采。</text:span></text:p>
      <text:p text:style-name="P2"><text:span text:style-name="T1">台灣學界或醫界，不管是對待 DSM 或ICD，或是對待 AHCI、SCI 及SSCI，心態上都十分荒腔走板，抬舉得跟聖經差不多一樣地位。</text:span></text:p>
      <text:p text:style-name="P2"><text:span text:style-name="T1">今天因為有事請假，一整天都待在台南成大醫院，看到課堂外的跑馬燈上不斷出現「狂賀」字眼，似乎是在狂賀某幾位醫師好像上了某本國際期刊的封面，於是一下子又成了「台灣之光」。實在很難想像德國也會有這樣一些「德國之光」，或是義大利會因為誰「出國比賽」得獎於是就有著什麼「義大利之光」進而「狂賀」個不停。</text:span></text:p>
      <text:p text:style-name="P2"><text:span text:style-name="T1">這一切台灣學界或醫界所特有的現象裏頭，都有著一種「化約」（reduction）心態，把原本多元豐富深具複雜內涵的人事物現象給化約成或萎縮成「某個單一」指標，並以之為絕對標準。</text:span></text:p>
      <text:p text:style-name="P2"><text:span text:style-name="T1">「疾病」概念經常訴諸多數決。比方說，假設各位都有幻聽，偏偏我沒有，那我就會被送到精神科或耳鼻喉科來做檢查，看看我哪裡出了問題，為什麼大家都有幻聽有妄想，偏偏你沒有。</text:span></text:p>
      <text:p text:style-name="P2"><text:span text:style-name="T1">以「多數決」來做為疾病之「知識論基礎」（epistemological basis）雖可理解，但在某個島上佔絕對多數的想法或現象，一旦以整個世界為分母，或是以另一種社會為分母，那麼，這樣一些現象卻很可能成為極其罕見或特殊的病態。可悲的是，我們卻總以為這個島就是世界，以為世人盡皆如此，以為若不如此就是「異常」或「異類」，但事實上世人卻往往不是這樣。</text:span></text:p>
      <text:p text:style-name="P2"><text:span text:style-name="T1">陳興正 2010. 06. 22.</text:span><text:span text:style-name="T3"><text:line-break/></text:span></text:p>
      <text:p text:style-name="P1"><text:span text:style-name="T1">陳真 | 2010.06.22 01:09 | </text:span><text:span text:style-name="T2">#</text:span></text:p>
      <text:p text:style-name="P3"><text:span text:style-name="T1">(續前信有關 "出版")</text:span></text:p>
      <text:p text:style-name="P3"><text:span text:style-name="T1">這樣一些事其實跟戰爭與和平大有關係,因為衝突往往來自多數一方對少數異類或少數一方缺乏應有的理解,和甚至連想去理解的意願都缺乏.</text:span></text:p>
      <text:p text:style-name="P3"><text:span text:style-name="T1">陳真</text:span><text:span text:style-name="T3"><text:line-break/></text:span><text:span text:style-name="T1">==========================</text:span><text:span text:style-name="T3"><text:line-break/></text:span><text:span text:style-name="T1">xx 好, 對不起, 我至今仍然分不清妳們的職位. 一般都是yy或zz 與我連繫. 我是在跟zz 抗議, 因為是他跟我邀稿.</text:span><text:span text:style-name="T3"><text:line-break/><text:line-break/></text:span><text:span text:style-name="T1">對此事我倒是只有憂慮而沒有生氣, 憂你們大概不會相信我是說真的: 一個標點符號也不能動. 這是我願意出版的前提條件.</text:span><text:span text:style-name="T3"><text:line-break/><text:line-break/></text:span><text:span text:style-name="T1">至於我這個 "人" 如何, 倒是無關緊要了. 我會找時間把它修改完, 會準時交稿.</text:span><text:span text:style-name="T3"><text:line-break/><text:line-break/></text:span><text:span text:style-name="T1">實在很對不起, 也許很少人會有類似的堅持, 所以我得大題大作才行, 否則妳們可能不會相信什麼叫做 "文字內容與標點符號完全不能更改". 其實我至今仍然憂慮你們是否真的了解或真的相信我的意思了. 但願~~</text:span><text:span text:style-name="T3"><text:line-break/><text:line-break/></text:span><text:span text:style-name="T1">祝好</text:span><text:span text:style-name="T3"><text:line-break/><text:line-break/></text:span><text:span text:style-name="T1">陳真</text:span></text:p>
      <text:p text:style-name="P1"><text:span text:style-name="T1">葉小慧 | 2010.06.21 10:17 | </text:span><text:span text:style-name="T2">#</text:span></text:p>
      <text:p text:style-name="P2"><text:span text:style-name="T1">http://tw.stock.yahoo.com/news_content/url/d/a/100621/1/22xqo.html</text:span><text:span text:style-name="T3"><text:line-break/></text:span><text:span text:style-name="T1">（中央社華盛頓2010年6月20日綜合外電報導）白宮表示，以色列計畫放寬對加薩的封鎖，美國堅定支持此一舉措，並認為此舉會大為改善加薩的生活狀況。</text:span></text:p>
      <text:p text:style-name="P2"><text:span text:style-name="T1">美國在以色列提出具體的放寬封鎖計畫後，給予強力支持；以色列說，將允許所有屬於「民生的」物品進入加薩，但將杜絕特定的武器和軍民兩用項目進入哈瑪斯（Hamas）掌控的加薩。</text:span></text:p>
      <text:p text:style-name="P2"><text:span text:style-name="T1">白宮發言人吉布茲（Robert Gibbs）在聲明中說：「我們認為，落實以色列政府今天宣布的政策，應可改善加薩人民的生活，我們將繼續支持此一努力往前邁進。」</text:span></text:p>
      <text:p text:style-name="P2"><text:span text:style-name="T1">聲明指出，「我們敦促有意願的各方，循既有管道運送物品，以便物品能接受檢查，並經由陸路進入加薩。」</text:span></text:p>
      <text:p text:style-name="P1"><text:span text:style-name="T1">陳真 | 2010.06.19 22:54 | </text:span><text:span text:style-name="T2">#</text:span></text:p>
      <text:p text:style-name="P3"><text:span text:style-name="T1">報告老師！我思想有問題（二）</text:span></text:p>
      <text:p text:style-name="P3"><text:span text:style-name="T1">DSM 和 ICD 是純粹西方產物，反映西方精神醫學界一小部份成員的看法，僅供參考。很奇怪的是，它在西方所受到的抬舉卻遠遠不及西方以外的社會，例如台灣。</text:span></text:p>
      <text:p text:style-name="P3"><text:span text:style-name="T1">在台灣，精神科從業人員不但把 DSM 或 ICD 視為一種權威判準，更幾乎是把它們當成聖經那樣在膜拜了，言必稱 DSM 或ICD。這有點像比方說文化水平令人不敢恭維的《時代雜誌》（《TIMES》），其動靜在西方不起漣漪，在台灣卻波濤洶湧，只要該雜誌報導了誰，那個人就變成台灣舉國上下一致注目的什麼「台灣之光」。</text:span></text:p>
      <text:p text:style-name="P3"><text:span text:style-name="T1">我若是《時代雜誌》編輯，心裏一定覺得很好笑；我只不過是打個噴嚏，某個千里之外的國家竟然就整個大地震。我們對 DSM 或ICD 的態度或許沒這麼誇張，但對其重視程度卻很明顯中西有別。一個在西方被攻擊得體無完膚的東西，在台灣卻被當成聖經一般膜拜，幾乎絲毫沒有任何質疑。</text:span></text:p>
      <text:p text:style-name="P3"><text:span text:style-name="T1">記得有一次在劍橋附設醫院的研討會上，有位印度裔醫生說，在印度的文化裏頭，所謂憂鬱，事實上和 DSM 所講的憂鬱，兩者概念內涵上相去甚遠，表現方式也不太一樣。但這樣一種涉及價值判斷的根本差異性卻被忽略。</text:span></text:p>
      <text:p text:style-name="P3"><text:span text:style-name="T1">人格障礙這樣一些診斷，更是充滿價值判斷，但這些價值判斷在台灣卻往往被完全忽略；把相對性的社會概念，視為一種所謂客觀中立的科學概念，彷彿這些人為概念是一種像樹木或天上白雲那樣的「自然物」（natural kind）。</text:span></text:p>
      <text:p text:style-name="P3"><text:span text:style-name="T1">我講的這些，就好像一種知識上的A、B、C，並無任何稀奇可言，簡直就是一種老掉牙的老生常談，任何一個接受西方教育的國中生、高中生都必然耳熟能詳的一種基本認知，更不用說大學生、研究生或醫生。</text:span></text:p>
      <text:p text:style-name="P3"><text:span text:style-name="T1">但在台灣，這樣一些毫不稀奇的老生常談，卻在醫學專業領域中很容易就會引起反彈或嘲弄，視為奇談怪論或個人的特殊見解。甚至當你談及這樣一些想法時，你的精神科同行會因其古怪難解而認為你是個「怪胎」，「是不是人格有毛病或精神有問題，否則怎麼會有這麼奇怪、叛逆的一些想法？」</text:span></text:p>
      <text:p text:style-name="P3"><text:span text:style-name="T1">無意對任何人不敬。但台灣精神醫學界在智能上的確是非常密不通風，非常反智，毫無理性深度可言，更不用說感性方面的深刻理解了。任何一個稍微受過一點基本教育的人，理應對此一密不通風感到一種窒息，一種痛苦，畢竟我們有個大腦，我們很難忍耐太過於違背基本理性的東西。但我們的教育卻似乎從來不教我們如何思考，強調的卻是一些機械化的資料累積，或強調記憶與技術面的東西。</text:span></text:p>
      <text:p text:style-name="P3"><text:span text:style-name="T1">延續著人格障礙的話題，我並不是說不能做此診斷，而是說做出這樣一些診斷時所依據之思維，往往太薄弱，缺乏應有的理性複雜程度與感性深度。這樣一些問題，其實隨處可見，並不僅僅限於臨床。</text:span></text:p>
      <text:p text:style-name="P3"><text:span text:style-name="T1">比方說，今天你或許做了一點小小的事或講了幾句其實沒什麼的話讓院長不爽，我們就說院長「震怒」了！！！（至少三個驚嘆號！！！）然後你會趕緊戰戰兢兢地檢討改進，以便院長「息怒」，你大概不會說院長是不是有邊緣性人格障礙啊？否則怎麼這麼「易怒」啊？而且「衝動控制能力顯然很不好」。</text:span></text:p>
      <text:p text:style-name="P3"><text:span text:style-name="T1">但今天我們如果面對的是一個社會位階比我們低的人時，我們就算亂搞一通也不會擔心。萬一對方生氣了，我們就會說那是個「奧客」或「爛病人」，若對方還不識相繼續堅持，我們就會開始免費幫他做診斷，說他人格有問題或精神不正常，或搬出情緒理論說這人情緒管理不佳，自我控制能力很差，是不是小時候受過什麼創傷，顯然是某種人格障礙云云。</text:span></text:p>
      <text:p text:style-name="P3"><text:span text:style-name="T1">我並不是說不能做人格障礙的診斷，而是說要做這樣一種診斷時，需要非常龐雜的各種生活資料來做判斷，同時更需要一種與資料本身無關的抽象思考，藉以釐清現象或行為的無數可能意涵。缺乏這兩個條件，與其說我們是在做診斷，不如說我們其實只是在憑空臆測或幻想，呈現的不是一種具有理性高度與感性深度的理解，而只是展現一種極其有害的偏見；這偏見阻止我們真正去了解另一個不同心靈（other minds）的可能性。</text:span></text:p>
      <text:p text:style-name="P3"><text:span text:style-name="T1">陳興正 2010. 06. 19.</text:span></text:p>
      <text:p text:style-name="P1"><text:span text:style-name="T1">陳真 | 2010.06.19 08:07 | </text:span><text:span text:style-name="T2">#</text:span></text:p>
      <text:p text:style-name="P2"><text:span text:style-name="T1">報告老師！我思想有問題</text:span></text:p>
      <text:p text:style-name="P2"><text:span text:style-name="T3"><text:line-break/></text:span><text:span text:style-name="T1">周二ward round講到某病患是否是（邊緣性）人格障礙者（borderline personality disorder）；我話猶未盡，所以用寫的。</text:span></text:p>
      <text:p text:style-name="P2"><text:span text:style-name="T1">周二通常都疲憊不堪，加上本周一值班，只睡了兩小時便接著又起床看了一早上的門診看到中午又接著開會，實在沒什麼力氣說話。但在昏昏沉沉中，各位的發言我倒還記得一些。</text:span></text:p>
      <text:p text:style-name="P2"><text:span text:style-name="T1">葉醫師說得很對，他說他「見過典型的精神分裂症，但沒見過典型的人格障礙。」他說這就像過去中國大陸之定義誰是「牛鬼蛇神」一樣，一個標籤貼下去，就把你的一切言行給污名化了。</text:span></text:p>
      <text:p text:style-name="P2"><text:span text:style-name="T1">老實說我更誇張，我當精神科醫生二十年，還不曾親自下過這樣一種診斷，倒是經常耳聞我被許多根本不相識的台灣精神科同行普遍在我身上貼上無數「人格障礙」的標籤。據我統計，在我身上貼最多的就是「反社會人格」及「邊緣性人格」，不堪入目、歪曲人格的大帽子一頂又一頂。但我相信，我待過的任何一家醫院，只要跟我真正一起工作過的同事，我相信他們不會認為我有那樣一些所謂人格障礙。</text:span></text:p>
      <text:p text:style-name="P2"><text:span text:style-name="T1">若非要下診斷不可，那麼，某種類型的自閉症我倒是不得不承認。比方說我可以盯著一個茶杯看，思索它的意義從哪來，為之廢寢忘食十幾年；我更一直忘不了為什麼有 1，2，3…等等這樣一些純粹概念，並且願意為這樣一些旁人認為很無聊的問題奉獻一輩子。題外話。</text:span></text:p>
      <text:p text:style-name="P2"><text:span text:style-name="T1">言歸正傳。做為「人格障礙」這樣一種標籤的嚴重受害者，我對這樣一些標籤之「知識論」（epistemology）倒是略知一二。我總覺得，每個醫護人員不同的人格與信念，或者說不同的世界觀，不但影響了他們怎麼做處置，也影響了他們怎麼做診斷。像我個性隨便，沒有規矩，而且社會化程度很低，因此絕不會變成一種「家長主義」（paternalism）的信奉者，並且對之很感冒，八字不合。人家不來管我我就偷笑了，我從來都不會想去管別人，更絕對不會想去教導別人或幫助別人過著什麼「正確」的生活方式。</text:span></text:p>
      <text:p text:style-name="P2"><text:span text:style-name="T1">大家都知道英國是最老牌的民主國家，但它同時也實行社會主義，「國家」的力量非常強，強入介入個人的每個生活層面，所以有人開玩笑說，英國國會除了沒辦法把男人變成女人或女人變成男人之外，其它任何事都辦得到。荒謬的是，也許是反恐反瘋了，1999年英國竟然企圖立法無限期監禁那些所謂「非常危險的人格障礙者」，即便他們並沒有犯下什麼嚴重罪行。</text:span></text:p>
      <text:p text:style-name="P2"><text:span text:style-name="T1">英國行之已久的精神衛生法，基本上是把精神疾病（mental illness）和「人格障礙」（psychopathic disorder）分開看待。也就是說，人格障礙本身並沒有精神或心智功能方面的異常，前者是一種疾病概念，後者卻是一種社會概念，井水不犯河水。</text:span></text:p>
      <text:p text:style-name="P2"><text:span text:style-name="T1">但英國1999年的立法，卻企圖弭平這兩種概念的範疇差異（categorical difference），因為唯有如此，你才有可能在既有的普世人權概念底下去拘禁或治療一個所謂人格障礙者，因為它將不只是一種相對性之社會概念，更是一種意味著「心智不健全」（unsound mind）的絕對性疾病概念。</text:span></text:p>
      <text:p text:style-name="P2"><text:span text:style-name="T1">就我長年居住海外的經驗與了解，越是文明社會、越是崇尚文化多元的國家如西歐各國，人們也越不會用「人格障礙」的帽子去扣到別人頭上，在醫界更普遍謹慎區分疾病概念與社會概念，不會動輒把「少數」或「異己」給疾病化；所謂「人格障礙」，極少聽聞。人們只看你的言語行為是否合理，而不是看你是否屬於大多數，畢竟少數也有可能正確或合理。</text:span></text:p>
      <text:p text:style-name="P2"><text:span text:style-name="T1">相反地，越是落後的國家或政府卻大量使用之，努力扣帽子。例如早年的蘇聯、北韓、納粹或中國大陸及蔣介石主政下的台灣，「人格」之社會性概念，卻往往被「精神異常」之疾病概念所取代。</text:span></text:p>
      <text:p text:style-name="P2"><text:span text:style-name="T1">台灣過去有個很流行的政治術語叫「思想有問題」。思想有問題（例如對政府、對國旗或是對領袖不敬）不光被認為是一種罪，同時也是一種病，於是很多異議份子被送進玉里療養院。台灣早期一些精神科醫師（姑隱其名），更毫無羞赧地參與「治療」或「訊問」這些「病人」的工作。</text:span></text:p>
      <text:p text:style-name="P2"><text:span text:style-name="T1">蘇聯當然就更誇張了。1991年，我在美國的某個會議上甚至看過蘇聯精神科醫生的病歷上面竟然有「精神分裂症，政治型」（schizophrenia，political type）這樣一種診斷。可怕的是，下診斷的醫生們對此絲毫不覺得有何不對；他們的理由是：大家都擁護領袖、熱愛鄉土，為什麼你偏偏跟大家不一樣？顯然是有「病」，所以需要「治療」。於是那些想法另類的異議份子、改革者、藝術家或哲學家等等，被抓進牢房或病房的機會便大大提高。</text:span></text:p>
      <text:p text:style-name="P2"><text:span text:style-name="T1">這些舊日的病歷已成歷史文件，但這樣一種企圖「疾病化」少數經驗的心態卻至今依然存在。英國於1999年的企圖修法來「治療」或拘禁人格障礙者就是一例。我相信，耶穌如果還活著，他身上所揹負的罪名或病名，恐怕會比兩千年前還更多采多姿。DSM-IV的所有人格障礙的診斷，恐怕每一個看起來都很適合耶穌。</text:span></text:p>
      <text:p text:style-name="P2"><text:span text:style-name="T1">講到這裏，彷彿我是主張要把人格障礙之社會概念和精神異常之疾病概念切割為二。但我並沒有這個意思。我倒是相信現行的人格障礙分類，很可能在生物層次上和精神疾病是有著某種共同來源。也就是說，前者和後者基本上是同一種「病」的不同表現方式而已；換句話說，既然是一種病，意味著它們是可治療的，只是我們或許一時還找不到某些症狀的治療方法。</text:span></text:p>
      <text:p text:style-name="P2"><text:span text:style-name="T1">可是，每一種病，即使是內外科的任何一種病，依然也是一種社會概念。也就是說，疾病基本上就是一種解釋，一種社會概念，只是解釋成份的差別，而不是說疾病概念無須訴諸解釋而社會概念就需要解釋。</text:span></text:p>
      <text:p text:style-name="P2"><text:span text:style-name="T1">需要被質疑與譴責的並不是消弭疾病概念和社會概念之間的範疇差異，因為兩者之間本來就沒有這樣一種性質的差異。需要被質疑與譴責的是低劣低能或甚至充滿卑鄙意圖的解釋方式。</text:span></text:p>
      <text:p text:style-name="P2"><text:span text:style-name="T1">比方說，看到有人批評公眾事務或因此常常被警察抓去打，就說這人反社會；看到有人不喜歡搞社交，每次大夥舉辦郊遊烤肉都不來，就說這人很孤僻；看到有人不喜歡好萊塢爛片，就說這人不愛看電影；看到有人不知道誰是蔡依林，就說原來他討厭音樂；看到有人有不滿就當面說、不會背後損人，就說這人「很衝動」，看到有人不追求利益卻嚮往某個無利可圖的夢，就說這人是「怪胎」、「可能人格有問題或精神不太正常」…等等等。需要被質疑與譴責的是這樣一些低能低劣或甚至惡劣的解釋方式。</text:span></text:p>
      <text:p text:style-name="P2"><text:span text:style-name="T1">底下是一篇BRITISH JOURNAL OF PSYCHIATRY的文章，有興趣看看也不錯，但我的想法與這位作者基本上並不一樣。</text:span></text:p>
      <text:p text:style-name="P2"><text:span text:style-name="T1">陳興正 2010. 06. 19. 於值班夜（天亮了，終於可以睡了）</text:span></text:p>
      <text:p text:style-name="P1"><text:span text:style-name="T1">陳真 | 2010.06.19 08:06 | </text:span><text:span text:style-name="T2">#</text:span></text:p>
      <text:p text:style-name="P3"><text:span text:style-name="T1">小慧,我那編輯很英明,她沒有覺得莫名其妙,可能是有打聽過自閉症是什麼德性. :)</text:span></text:p>
      <text:p text:style-name="P1"><text:span text:style-name="T1">周世瑀 | 2010.06.19 07:02 | </text:span><text:span text:style-name="T2">#</text:span></text:p>
      <text:p text:style-name="P2"><text:span text:style-name="T1">回應李秉叡</text:span></text:p>
      <text:p text:style-name="P2"><text:span text:style-name="T1">12海浬是一般來說。</text:span><text:span text:style-name="T3"><text:line-break/></text:span><text:span text:style-name="T1">以色列自訂的領海寬度為20海浬。</text:span><text:span text:style-name="T3"><text:line-break/></text:span><text:span text:style-name="T1">與以色列相臨的加薩自然為20海浬。</text:span></text:p>
      <text:p text:style-name="P2"><text:span text:style-name="T1">周世瑀</text:span></text:p>
      <text:p text:style-name="P1"><text:span text:style-name="T1">葉小慧 | 2010.06.18 12:49 | </text:span><text:span text:style-name="T2">#</text:span></text:p>
      <text:p text:style-name="P3"><text:span text:style-name="T1">如果陳真是自閉症，那我應該也不差了。（笑）昨天看到陳真寫的論文信，就想編輯恐怕很難理解這樣的要求何來，不明白有些人就是對一些看起來雞毛蒜皮的小事，將之視為不可冒犯的底限。</text:span></text:p>
      <text:p text:style-name="P3"><text:span text:style-name="T1">我曾經是編輯，但我和陳真一樣，對某些事情無法退讓，比如說，我對於討論時候被人身攻擊，牽連我家人的話，無法忍受；又比如我身為書系主編，卻被不看該書系的總編一句「書名一點都不該書系」，就覺得被冒犯專業，遞辭呈毫不手軟。</text:span></text:p>
      <text:p text:style-name="P3"><text:span text:style-name="T1">當初這樣的狀況，我老公覺得雖然可以理解，但為了這點事離開，有點小題大作。但我就是不能接受，因為專業絲毫不被尊重，這樣的夥伴環境如何待得下去？</text:span></text:p>
      <text:p text:style-name="P3"><text:span text:style-name="T1">昨天再談這件事，我想到的是，一般人無法理解我這樣的堅持，是我的問題嗎？</text:span></text:p>
      <text:p text:style-name="P1"><text:span text:style-name="T1">陳真 | 2010.06.18 00:57 | </text:span><text:span text:style-name="T2">#</text:span></text:p>
      <text:p text:style-name="P2"><text:span text:style-name="T1">聽說專注在一般人所不在意的 "小事" 上是自閉症的一種特徵.我越來越相信自己是自閉症這樣一種指控了.</text:span></text:p>
      <text:p text:style-name="P2"><text:span text:style-name="T1">底下是接續先前那封信.</text:span></text:p>
      <text:p text:style-name="P2"><text:span text:style-name="T1">陳真</text:span></text:p>
      <text:p text:style-name="P2"><text:span text:style-name="T1">=================</text:span><text:span text:style-name="T3"><text:line-break/></text:span><text:span text:style-name="T1">xx與yy好,</text:span><text:span text:style-name="T3"><text:line-break/><text:line-break/></text:span><text:span text:style-name="T1">妳們也請息怒! 我倒不是在怒誰啦, 而是想強調我對此之特殊要求.</text:span><text:span text:style-name="T3"><text:line-break/><text:line-break/></text:span><text:span text:style-name="T1">比方說 "其它" 就是 "其它", 把我槍斃我這時候也還是要寫 "其它" 而絕對不願意依妳們所說而改成 "其他". 絕對不能有任何例外, 絕對不能有任何藉口. 因為, 當一個人的文字變成是一種作品時, 就根本沒有錯字可言了, 我這篇演講或論文不</text:span><text:span text:style-name="T3"><text:line-break/></text:span><text:span text:style-name="T1">就是要講述這樣一種道理嗎?</text:span><text:span text:style-name="T3"><text:line-break/><text:line-break/></text:span><text:span text:style-name="T1">教育部的字典如果是寫 "其他" 而不是 "其它", 那也是祂們家的事, 跟我無關. 總之, 我寫的任何東西無論如何都不能有任何更改, 除非經過我的同意或授權. 否則我寧可這一生都不出版或投出任何文章.</text:span><text:span text:style-name="T3"><text:line-break/><text:line-break/></text:span><text:span text:style-name="T1">事實上, 說起來妳們可能不會相信, 這篇論文也是我一生之中正式面世的第一篇文章. 總共將近兩萬字, 在百忙之中用了不到五天的時間就匆匆把它寫完, 品質之爛可想而知. 但我一時也沒有時間而且也大概沒有辦法在既定的 "論壇題目" 架構下把它改寫成一篇較好的文章. 如果妳們真的覺得這樣一篇膚淺的文章有收錄出版的必要, 那就一定要請妳們體貼我的個人特殊要求.</text:span><text:span text:style-name="T3"><text:line-break/><text:line-break/></text:span><text:span text:style-name="T1">至於交稿日期, 我應該在月底之前就會找時間把它弄好. ppt 檔如附件. 我會再與yy連絡. 只要相信我說的話, 照這樣做, 完全不要更動, 完全沒有例外, 大家便都能統統息怒而且合作愉快.</text:span><text:span text:style-name="T3"><text:line-break/><text:line-break/></text:span><text:span text:style-name="T1">謝謝xx, 謝謝yy.</text:span><text:span text:style-name="T3"><text:line-break/><text:line-break/></text:span><text:span text:style-name="T1">陳真</text:span><text:span text:style-name="T3"><text:line-break/></text:span></text:p>
      <text:p text:style-name="P1"><text:span text:style-name="T1">陳真 | 2010.06.17 05:43 | </text:span><text:span text:style-name="T2">#</text:span></text:p>
      <text:p text:style-name="P3"><text:span text:style-name="T1">一個不曾經歷貧窮的人，不太可能知道什麼是貧窮；一個不曾真正忙碌過的人，似乎也不可能相信別人的忙碌是到了一種什麼樣的地步。以我而言，經常忙到連多講一個字都有可能像那壓死駱駝的最後一根稻草。就多一個字就夠了，不需要多說一個句子就有可能壓死早已不堪負荷的駱駝。</text:span></text:p>
      <text:p text:style-name="P3"><text:span text:style-name="T1">但是，對一個吃飽閒閒、悠哉悠哉的人來說，他會以為所謂「忙」只是一個不動不癢的字眼、說法或藉口，他無法理解一個真正的忙碌者必須如何專心且迅速，才有可能用一天的時間做完別人或許得拖上一個月或一年的工作。</text:span></text:p>
      <text:p text:style-name="P3"><text:span text:style-name="T1">至於那些涉及基本美學的差異，就更不用說了。不是那樣在過活的人，不可能了解也不可能相信過著那樣日子的人心裏是嚮往著一種什麼樣的世界；他會以為大家心裏都是想著一模一樣的東西，不會有例外。</text:span></text:p>
      <text:p text:style-name="P3"><text:span text:style-name="T1">維根斯坦說得很對，「一個人有可能是另一個人的謎」。成為別人眼中的一個「謎」倒是一點也無所謂。讓人感到痛苦不堪或甚至痛不欲生的是，別人根本不把你當成是個謎看待，卻自以為很了解你或以為你跟每個人都一樣，因此講起話來老是跟你講一些跟你的世界完全不搭調或甚至完全背道而馳的話，聽起來感覺就好像一頭獅子一直問一頭羊說「你今天吃了多少肉？」牠似乎不相信並非所有物種都喜歡吃肉；或是聽起來感覺就好像稱讚一個一心想追求寧靜的人，稱讚說他的噪音指數與噪音業績之高多麼令人敬佩。</text:span></text:p>
      <text:p text:style-name="P3"><text:span text:style-name="T1">以下是一封信。我最近以五萬元賣了一篇文章，文章已於近日在研討會中發表，但現在卻很後悔，擔心接下來的論文出版作業不知道將會給我搞出什麼可怕的名堂。</text:span></text:p>
      <text:p text:style-name="P3"><text:span text:style-name="T1">陳真</text:span><text:span text:style-name="T3"><text:line-break/></text:span><text:span text:style-name="T1">=========</text:span><text:span text:style-name="T3"><text:line-break/></text:span><text:span text:style-name="T1">xx 妳好，</text:span></text:p>
      <text:p text:style-name="P3"><text:span text:style-name="T1">我會在月底前完成定稿。但有一事讓我感到非常非常非常憂慮，我用了這麼多個非常，並非玩笑，亦非誇張，而是一種非常無奈的困頓，不知道到底要怎麼表達才能讓別人相信我講的話？我在乎的事，通常是別人所根本不在乎的；反之亦然，別人視為天大地大或多麼了不起的事，對我而言也往往根本不重要，因此我不知道要怎麼表達，你們才會相信我對這事之極度重視程度。</text:span></text:p>
      <text:p text:style-name="P3"><text:span text:style-name="T1">簡單說，我寫的東西，包括標點符號，請勿做任何更改，即便是錯字也絕對不允許更改（除非經過我的同意）。這是我從小到大在面對出版、刊登、發表或交出任何文章的一個絕對不能改變的基本美學原則。我甚至願意犧牲生命或犧牲一切利益來保護一個錯字或一個標點符號，就像在保護我的家人一般。</text:span></text:p>
      <text:p text:style-name="P3"><text:span text:style-name="T1">這絕非誇張。即便真的是錯字，也只能由我自己來更改，而絕對不能有任何一絲一毫的更動。這聽起來很怪，但我就是這樣；希望妳們在出版這本書的所有環節中，能夠徹底尊重我這個基本遊戲規則。</text:span></text:p>
      <text:p text:style-name="P3"><text:span text:style-name="T1">我在這次研討會的小冊子中，看到妳們竟然任意更動我的個人簡歷！我明明寫的是「專業方面」，竟然被改成什麼「歷任」；「其它主要經歷」竟被改成什麼「重要經歷」。一個人稱呼自己的經歷是「重要經歷」，那不是很窩囊很沒出息嗎？一個人就只不過是一個人，就算是皇帝，也不會有什麼「重要」經歷可言。</text:span></text:p>
      <text:p text:style-name="P3"><text:span text:style-name="T1">當我剛才看到這樣的一種更改時，簡直是氣到快爆炸。諸如像這樣一些有關於個人的描述，請妳們更是千萬千萬千萬不能有任何更改。論文本身當然也一樣，完全、絕對不能有任何更改。如果妳們無法做到這一點，那麼，我們之間的協議就必須重新擬定，我不願意讓妳們出版。</text:span></text:p>
      <text:p text:style-name="P3"><text:span text:style-name="T1">如果妳們願意同意這一點，我才願意出版那篇論文。也就是說，在付梓印刷之前，必須讓我檢查過，我才會放心。因為我怕妳們不了解或不相信我說的「絕不做任何更改」這句話的意思，我也很害怕在一本書的付印及校訂過程中，會有一些人不明就裏地就去動到我的文字或標點符號。</text:span></text:p>
      <text:p text:style-name="P3"><text:span text:style-name="T1">對不起，我也不願意使用這樣的一些強烈字眼來談我這個原則，但我若不如此強調，我很怕妳們不會相信我這個原則對我而言有多麼的根本與重要、多麼的徹底與絕對；說是比我的生命更重要也絕對一點都不誇張。</text:span></text:p>
      <text:p text:style-name="P3"><text:span text:style-name="T1">陳真2010. 06. 16.</text:span><text:span text:style-name="T3"><text:line-break/></text:span></text:p>
      <text:p text:style-name="P1"><text:span text:style-name="T1">良哲 | 2010.06.15 16:00 | </text:span><text:span text:style-name="T2">#</text:span></text:p>
      <text:p text:style-name="P2"><text:span text:style-name="T1">昨日巴勒網收到一筆捐款，非常感謝。捐款者若看到此留言，煩請留下金額、銀行、姓名，或可私下傳信給巴勒網信箱，以便核對與公開徵信。麻煩您了。</text:span></text:p>
      <text:p text:style-name="P1"><text:span text:style-name="T1">陳真 | 2010.06.15 05:05 | </text:span><text:span text:style-name="T2">#</text:span></text:p>
      <text:p text:style-name="P3"><text:span text:style-name="T1">假如我是評鑑委員</text:span></text:p>
      <text:p text:style-name="P3"><text:span text:style-name="T1">精神醫學部 陳興正</text:span><text:span text:style-name="T3"><text:line-break/></text:span><text:span text:style-name="T1">2010. 06. 15.</text:span></text:p>
      <text:p text:style-name="P3"><text:span text:style-name="T3"><text:line-break/></text:span><text:span text:style-name="T1">西方人強調公開批評對於文明發展的重要性，但華人卻強調表面和諧，強調明哲保身。至於私下是否和諧、是否陽奉陰違，是否暗地裏造謠抹黑，卻不在乎，甚至視為人之常情。</text:span></text:p>
      <text:p text:style-name="P3"><text:span text:style-name="T1">已故聖嚴法師勸大家要「說好話」，但我倒比較相信聖經上說的：你要秉持著愛，說良心的話。華人表面上的「好話」或甚至阿諛奉承說太多了，卻很少有人願意為公眾事務說良心話，甚至視之為一種異常或病態。</text:span></text:p>
      <text:p text:style-name="P3"><text:span text:style-name="T1">這兩種相去甚遠的文化，事實上就已經決定了兩種不同社會的不同發展。</text:span></text:p>
      <text:p text:style-name="P3"><text:span text:style-name="T1">反正再當烏鴉也沒幾天了，就容我再講一件大事吧。我所謂大事，在旁人看來往往是無聊小事；同樣地，旁人認為天大地大的事，對我來說卻也往往是小事一樁。</text:span></text:p>
      <text:p text:style-name="P3"><text:span text:style-name="T1">我很在乎事情是否改善，但不願意在改善的同時有人因此遭到處分或譴責，特別是越是基層的人，我越不願意他們因此受到傷害。畢竟這些事實際上都無關乎個人，而關乎一種機構文化。若真要追究責任，我倒認為一個機構的主其事者或至少其單位主管應該要負責才對，而不是縮小打擊面變成是下屬的個人問題。</text:span></text:p>
      <text:p text:style-name="P3"><text:span text:style-name="T1">當然，我完全無意要批評任何個人，而只是希望一家整天強調醫療品質競賽得獎的醫院，能夠真正把品質當一回事。</text:span></text:p>
      <text:p text:style-name="P3"><text:span text:style-name="T1">我待過或看過國內外不少醫院，老實說沒見過比本院更可怕的急診環境。若我是評鑑委員，肯定是打零分，甚至應該打成負分。</text:span></text:p>
      <text:p text:style-name="P3"><text:span text:style-name="T1">特別是我們精神科，經常都要在眾多急診家屬與病患之眾目睽睽下，在走廊上跟病患公然博鬥或問診或挨其打罵，並且必須公然問診給大家聽，絲毫沒有隱私可言。而台灣人卻又超愛聽八卦看熱鬧，往往豎耳傾聽，興致盎然，或甚至圍觀。</text:span></text:p>
      <text:p text:style-name="P3"><text:span text:style-name="T1">而且，經常連想找個寫病歷的桌面都沒有，只能到處尋覓一個角落，或是站著隨便寫幾行，然後就得在幾分鐘內迅速決定要怎麼處理。因為我們的急診室不管是在硬體或軟體上似乎都完全無法處理精神病患，彷彿多待一秒鐘對急診室都是一種巨大的負擔或折磨似的。可是，精神病又豈是你三兩分鐘就能搞定？</text:span></text:p>
      <text:p text:style-name="P3"><text:span text:style-name="T1">我不知道問題出在哪，只知道有這樣一些問題的存在。總之，精神科之於本院急診，就好像是化外之民。如果本院急診硬體設施或人員一時無能以專業方式處理精神病患，那何不乾脆廢掉精神科的急診業務？既然是做不來或根本就做不好的事，何不在準備妥當訓練完善之後再來從事？</text:span></text:p>
      <text:p text:style-name="P3"><text:span text:style-name="T1">來貴院三年半，對急診作業公開批評過三、五次以上，有些有改善了，但根本問題卻似乎一直都存在。我覺得這問題短期內很難改變，除非急診硬體設施重新規劃改建，並且讓急診人員統統接受精神科的基本教育訓練，至少在觀念上或是心態上應該要做許多調整。</text:span></text:p>
      <text:p text:style-name="P3"><text:span text:style-name="T1">我接下來要講的，相對於這樣一些根本問題，幾乎不算是什麼問題了，但它本身相對而言雖是小事，卻也因其離譜而顯示出背後更大的根本問題或結構性問題。</text:span></text:p>
      <text:p text:style-name="P3"><text:span text:style-name="T1">我不想說這事情是發生在哪一天，也不想說是哪位警衛人員；同時也希望主其事者不要去追究或調查究竟是哪個人，而應該把它視為一種普遍狀況，然後普遍性地去改善問題。</text:span></text:p>
      <text:p text:style-name="P3"><text:span text:style-name="T1">事情是這樣：某天，我接到急診電話說，警察抓來一個疑似吸毒、在街上亂砸東西的人，因為躁動，已被四肢約束於床上。我簡單問了一下狀況，確定了一些基本問題後，就說先打支Anxicam。大約十分鐘後我來到急診室。</text:span></text:p>
      <text:p text:style-name="P3"><text:span text:style-name="T1">病患沒有家屬，意識清醒，定向感正常，但顯得很焦躁，滿頭大汗、流鼻水，身體微微顫抖。基本生命跡象都很穩定；沒有幻聽，沒有思考方面的問題，應對正常，並且對於稍早之前的暴力行為表示是因為毒癮發作很難受，克制不住發脾氣；但他說，在十分鐘前打了那支Anxicam之後，感覺已經好多了。</text:span></text:p>
      <text:p text:style-name="P3"><text:span text:style-name="T1">我問他說，打一支夠嗎？他說不太夠。我說，那就再打一支（Haldol），病患同意，並表示曾經打過，效果很好。</text:span></text:p>
      <text:p text:style-name="P3"><text:span text:style-name="T1">稍後，他說，「醫生你能否幫我鬆綁嗎？我想上廁所。漲到膀胱快爆炸了」。我說，我若把你解開，你確定可以控制自己的行為嗎？他說可以，沒問題。我說，那麼你小便之後就再回到床上，但我還是要把你四肢約束起來，因為我要給你打點滴，我怕你會亂動。病患同意。</text:span></text:p>
      <text:p text:style-name="P3"><text:span text:style-name="T1">於是，我就跟警衛說，「請你幫忙鬆綁，讓病患去小便，小便後再約束四肢。」沒想到警衛竟一口回絕說：「不能把他解開！」「他會打人！」我說「他膀胱很漲，需要上廁所」。</text:span></text:p>
      <text:p text:style-name="P3"><text:span text:style-name="T1">當時警衛有兩名，而病患身材並不魁梧，有那麼可怕嗎？但該警衛依然不斷強調那病患「剛才由警察帶來的時候」多麼可怕。這我倒不懷疑，問題是那是半小時之前的事了。</text:span></text:p>
      <text:p text:style-name="P3"><text:span text:style-name="T1">我看那警衛相當堅持，而且絲毫沒有意思想過來幫忙鬆綁，我感到十分震驚，這倒是我當醫生二十幾年第一次遇到警衛拒絕合作。</text:span></text:p>
      <text:p text:style-name="P3"><text:span text:style-name="T1">於是，我又再度回到病患身邊，又跟他談了一會，想再度確認他的精神狀況與合作程度。我發現他是完全可以合作的，而且原先發抖的毒癮狀況幾乎都已消失，應答條理有序，而且態度謙和，依然一直說他膀胱漲得非常痛苦。他近乎是用哀求的聲音說：「醫生，我現在比較好了，等一下麻煩你幫我打點滴，但我現在真的很想上廁所，你讓我上完廁所，你想綁我再讓你綁。」</text:span></text:p>
      <text:p text:style-name="P3"><text:span text:style-name="T1">我看他膀胱確實非常非常漲。於是我又再度「鼓起勇氣」轉過頭去找警衛，很客氣地說，「可以麻煩你把他解開嗎？我會一直跟在旁邊，不用太擔心，我們就一起陪他去上廁所，應該不會有問題，我們就試試看吧，因為他膀胱很漲；等上完廁所再綁起來。」</text:span></text:p>
      <text:p text:style-name="P3"><text:span text:style-name="T1">沒想到警衛依然拒絕，並且大聲咆哮說：「不能解開，這人很兇的。」我說，「那你是希望把他綁到什麼時候？」警衛大聲回嗆說：「派出所送來的時候就有交待說不能把他解開！」不斷覆述說「警察交待絕對不能鬆綁」、「警察交待絕對不能鬆綁」。我說：「照你這樣說，那他是不是都不用解開了？」</text:span></text:p>
      <text:p text:style-name="P3"><text:span text:style-name="T1">我本來還想問他說：「那你是要我打電話去警察局請命嗎？請求警察大人讓我為病患鬆綁？」但我看那病患那麼痛苦，沒心情這樣反問，於是就板起臉孔直接說，請你就把他解開就是了。警衛先生這下就更不爽了，一直嗆說，「好！解開就解開，等一下他打人我不負責！」我沉默不語。</text:span></text:p>
      <text:p text:style-name="P3"><text:span text:style-name="T1">解開病患後，我扶著病患前往廁所。讓我更驚訝的是，警衛竟然不願一起跟來，遠遠跟著我們後面說：「出事情我不負責」。於是，就剩我一人單獨帶著病患進入空無一人的廁所，在旁邊看他小便。我當時心裏想，這名警衛一定是很渴望這病患一鬆綁就出手打我或打其他病人，以便證明他的見解是對的。</text:span></text:p>
      <text:p text:style-name="P3"><text:span text:style-name="T1">問題是，即便是這樣，整個醫療決策權依然是在醫生手上，而不是在警衛手上，更不需要打電話去派出所請示說我們的急診哪位病患可不可以鬆綁讓他去小便。這只是一種基本常識不是嗎？</text:span></text:p>
      <text:p text:style-name="P3"><text:span text:style-name="T1">小便小到一半時，病患喊我，叫我靠近他，說有話要說。我問他什麼事，他笑說，「你看我憋了多久，小便小這麼久都還沒小完」。</text:span></text:p>
      <text:p text:style-name="P3"><text:span text:style-name="T1">小便之後，他又乖乖自己躺回床上，接受我們的四肢約束，並且還會點頭說謝。點滴打上之後，我馬上就自己把他解開了，因為他在那當下實在沒有約束四肢的必要。</text:span></text:p>
      <text:p text:style-name="P3"><text:span text:style-name="T1">不過，這回我「不敢」再叫一旁的警衛過來幫忙解開了，因為我知道他非常不爽，可是，今天應該感到不爽的是我才對。不過，我倒沒有不爽，而是感到一種深深的憂傷，因為每天不知道有多少人在台灣的醫院裏頭遭受無數根本不必要的痛苦或羞辱。</text:span></text:p>
      <text:p text:style-name="P3"><text:span text:style-name="T1">我並不是說我的臨床判斷一定是對的。我很可能錯了。但不管怎麼樣，醫生才是發號施令者。這點毋庸置疑，因此我要說的倒不是這一點。我要說的是：病患在醫院裏頭所遭受的種種額外的、不必要的痛苦和羞辱或折磨，原因其實就出在我們根本不在乎別人的痛苦，不在乎別人的尊嚴或感受。</text:span></text:p>
      <text:p text:style-name="P3"><text:span text:style-name="T1">今天如果是照顧你自己至親的愛人，你一定會想盡辦法盡全力讓他得到最妥善最溫暖最體貼的照料；就算是對自己家裏的一條狗，一定也會相當呵護或注意他的種種需求，包括狗狗會不會太冷、太熱，會不會無聊寂寞等等。</text:span></text:p>
      <text:p text:style-name="P3"><text:span text:style-name="T1">可是，當我們面對彷彿與我們不相干的人們時，我們不全力以赴去幫助別人倒也罷了，卻反而好像都會有意無意就是要刁難人或甚至努力製造對方更多更大的焦慮或痛苦，彷彿對方不是人不是生命，而只是一塊可有可無的肉體，根本無須掛懷。</text:span></text:p>
      <text:p text:style-name="P3"><text:span text:style-name="T1">所謂醫學倫理，上課上一萬遍其實也不會有什麼用處。Soren Kierkegaard說得很對，「世上沒有真理，除非它被我所接受。」一個想法，除非你真心接受它，讓它紮紮實實影響你的心情、影響你的生活與前途、甚至影響你的生命安危，願意成為它的一種祭品；唯有當你真正由衷接受它，它才會變成一種真理。</text:span></text:p>
      <text:p text:style-name="P3"><text:span text:style-name="T1">就好像去教堂去一萬遍也不會有什麼意義，除非你願意接受聖經，願意讓神的話語紮紮實實影響你的心情、影響你的生活與前途、甚至影響你的生命安危，願意成為它的一種祭品；唯有當你真正由衷接受它，它才會變成一種真理。</text:span></text:p>
      <text:p text:style-name="P1"><text:span text:style-name="T1">李秉叡 | 2010.06.14 18:22 | </text:span><text:span text:style-name="T2">#</text:span></text:p>
      <text:p text:style-name="P2"><text:span text:style-name="T1">加薩為巴勒斯坦領土。一言蔽之，加薩領土20海浬（約37公里）以內為巴勒斯坦領海。以色列官方所謂的「完全遵守國際法」之說，無異於宣稱以色列對公 海具有完全的司法管轄權。=========================怪怪，我記得1982年聯合國海洋法公約確定領海寬度為12海浬啊。</text:span><text:span text:style-name="T3"><text:line-break/></text:span></text:p>
      <text:p text:style-name="P1"><text:span text:style-name="T1">良哲 | 2010.06.13 20:33 | </text:span><text:span text:style-name="T2">#</text:span></text:p>
      <text:p text:style-name="P3"><text:span text:style-name="T1">阿忠、團長，歹勢，是我的疏失..... m()m</text:span></text:p>
      <text:p text:style-name="P4"/>
      <text:p text:style-name="P1"><text:span text:style-name="T1">學姊 | 2010.06.13 16:09 | </text:span><text:span text:style-name="T2">#</text:span></text:p>
      <text:p text:style-name="P2"><text:span text:style-name="T1">阿忠, 有看到, 沒問題,已放上連署名單，網站上則會每隔一段時間再更新。</text:span></text:p>
      <text:p text:style-name="P1"><text:a xlink:type="simple" xlink:href="http://palinfo.habago.org/mt-comments.cgi?__mode=red&amp;id=20111"><text:span text:style-name="T2">柳春春阿忠</text:span></text:a><text:span text:style-name="T1"> | 2010.06.12 12:35 | </text:span><text:span text:style-name="T2">#</text:span></text:p>
      <text:p text:style-name="P3"><text:span text:style-name="T1">貼在這應該是不會漏看才對。</text:span><text:span text:style-name="T3"><text:line-break/></text:span><text:span text:style-name="T1">聯署兩位。</text:span></text:p>
      <text:p text:style-name="P3"><text:span text:style-name="T1">鄭志忠 台北縣新莊市新莊路616號</text:span><text:span text:style-name="T3"><text:line-break/></text:span><text:span text:style-name="T1">許逸亭 柳春春劇社團長</text:span></text:p>
      <text:p text:style-name="P1"><text:span text:style-name="T1">葉小慧 | 2010.06.12 06:52 | </text:span><text:span text:style-name="T2">#</text:span></text:p>
      <text:p text:style-name="P2"><text:span text:style-name="T1">良則，依你所言處理，沒問題。</text:span></text:p>
      <text:p text:style-name="P2"><text:span text:style-name="T1">小慧</text:span></text:p>
      <text:p text:style-name="P1"><text:span text:style-name="T1">良哲 | 2010.06.12 00:55 | </text:span><text:span text:style-name="T2">#</text:span></text:p>
      <text:p text:style-name="P3"><text:span text:style-name="T1">轉苦勞網相關文章與訊息兩則：</text:span></text:p>
      <text:p text:style-name="P5"><text:a xlink:type="simple" xlink:href="http://www.coolloud.org.tw/node/52668"><text:span text:style-name="T1">定罪以色列流氓</text:span><text:span text:style-name="T4"><text:s/></text:span><text:span text:style-name="T1">緝盜有贓</text:span></text:a></text:p>
      <text:p text:style-name="P5"><text:a xlink:type="simple" xlink:href="http://www.coolloud.org.tw/node/52655"><text:span text:style-name="T1">譴責警方包庇以色列政府濫殺無辜　操弄集遊法　處置過當　壓制民眾表達自由</text:span><text:span text:style-name="T4"><text:s/></text:span><text:span text:style-name="T1">聯合抗議聲明</text:span></text:a></text:p>
      <text:p text:style-name="P1"><text:span text:style-name="T1">良哲 | 2010.06.12 00:32 | </text:span><text:span text:style-name="T2">#</text:span></text:p>
      <text:p text:style-name="P2"><text:span text:style-name="T1">小慧，妳現場有簽名，但因先收到妳的電郵連署，就不列入現場名單內嘍。可以嗎？</text:span></text:p>
      <text:p text:style-name="P1"><text:span text:style-name="T1">學姊 | 2010.06.11 23:14 | </text:span><text:span text:style-name="T2">#</text:span></text:p>
      <text:p text:style-name="P3"><text:span text:style-name="T1">秉叡，不好意思，我們有收到你的email, 但是你只寫了你的名字。我們為了連署的確實性，在連署說明當中有註明必須再提供個人地址或是服務單位，所以無法將你的名字放上。如果你希望連署，還盼你能再補寄地址或所屬單位(如就讀學校系所)給我們 (pal.letters@gmail.com)，謝謝。</text:span></text:p>
      <text:p text:style-name="P3"><text:span text:style-name="T1">我們目前連署仍在持續進行中，也請大家能盡量幫忙傳播訊息，謝謝。</text:span></text:p>
      <text:p text:style-name="P1"><text:span text:style-name="T1">良哲 | 2010.06.11 23:11 | </text:span><text:span text:style-name="T2">#</text:span></text:p>
      <text:p text:style-name="P2"><text:span text:style-name="T1">嗯，關於土耳其裔美籍學生被槍殺，心臟還算強的，可以看一下。</text:span></text:p>
      <text:p text:style-name="P2"><text:span text:style-name="T1">Video Shows Israeli Commando Executing Turkish-American Aid Student</text:span></text:p>
      <text:p text:style-name="P2"><text:span text:style-name="T1">The Israeli military attempted to confiscate and erase the photographic</text:span><text:span text:style-name="T3"><text:line-break/></text:span><text:span text:style-name="T1">and video evidence of its brutal asault on the Mavi Marmara ...The most</text:span><text:span text:style-name="T3"><text:line-break/></text:span><text:span text:style-name="T1">damaging is a film of an Israeli soldier kicking an American citizen while</text:span><text:span text:style-name="T3"><text:line-break/></text:span><text:span text:style-name="T1">the latter is on the ground,and then executing him.</text:span></text:p>
      <text:p text:style-name="P2"><text:span text:style-name="T1">SEE THE VIDEO:</text:span><text:span text:style-name="T3"><text:line-break/></text:span><text:span text:style-name="T1">http://intifada-palestine.com/2010/06/video-shows-israeli-commando-executing-american/</text:span></text:p>
      <text:p text:style-name="P1"><text:span text:style-name="T1">李秉叡 | 2010.06.11 22:19 | </text:span><text:span text:style-name="T2">#</text:span></text:p>
      <text:p text:style-name="P3"><text:span text:style-name="T1">個人聯署名單怎麼沒有我的名字呢？我在2010/6/6(日) 下午7:57有將名字寄給你們啊</text:span></text:p>
      <text:p text:style-name="P1"><text:span text:style-name="T1">陳真 | 2010.06.10 12:29 | </text:span><text:span text:style-name="T2">#</text:span></text:p>
      <text:p text:style-name="P2"><text:span text:style-name="T1">昨天有打電話給唐曙,感謝他積極扛下所有責任以便讓學姐等四人脫困.</text:span></text:p>
      <text:p text:style-name="P2"><text:span text:style-name="T1">他說他被移送地檢署漏夜開偵察庭,而且還生平首度被關到地下室一個拘留室等法官,以前從未有此待遇(可能是抗議點數累積夠了,可以兌換更高的獎品). 夜半時分才被釋放.</text:span></text:p>
      <text:p text:style-name="P2"><text:span text:style-name="T1">他說那牢房裏牆上刻滿口號,全是過去社運人士留下的傑作.於是他也跟警察借了一個十元硬幣,一字一血淚地在牆上刻下正氣歌! 至於內容刻些什麼我沒問他,只知道跟以巴問題有關.</text:span></text:p>
      <text:p text:style-name="P2"><text:span text:style-name="T1">之所以告知啟承,是想說他可能會去接應學姐,因為若非唐曙積極請罪,學姐恐怕也得在夜半時分的牢裏刻正氣歌,而且釋放後將流落街頭.</text:span></text:p>
      <text:p text:style-name="P2"><text:span text:style-name="T1">各位有空就打個電話給唐曙問個好吧.</text:span></text:p>
      <text:p text:style-name="P1"><text:span text:style-name="T1">老斌 | 2010.06.10 02:10 | </text:span><text:span text:style-name="T2">#</text:span></text:p>
      <text:p text:style-name="P3"><text:span text:style-name="T1">警察恐嚇民眾的事件倒是天天有。</text:span><text:span text:style-name="T3"><text:line-break/></text:span><text:span text:style-name="T1">沒想到下午離開後接下來的事情要折騰這麼久。</text:span><text:span text:style-name="T3"><text:line-break/></text:span><text:span text:style-name="T1">我在想以後不要讓他們抓走讓他們得逞，尤其最後就幾個人坐在那他們也要這樣搞。</text:span><text:span text:style-name="T3"><text:line-break/></text:span><text:span text:style-name="T1">那我們去旁邊歇會然後再進去好了！</text:span><text:span text:style-name="T3"><text:line-break/></text:span><text:span text:style-name="T1">集遊法有沒有規定解散後多少時間內，再回來聚集是不行的嗎？那我們解散十分鐘再回來搞死他們，讓他們舉到不舉為止。</text:span></text:p>
      <text:p text:style-name="P1"><text:span text:style-name="T1">李秉叡 | 2010.06.09 23:34 | </text:span><text:span text:style-name="T2">#</text:span></text:p>
      <text:p text:style-name="P2"><text:span text:style-name="T1">〈獨家〉恐嚇來電嗆殺意！　廢死聯盟搬家自保</text:span><text:span text:style-name="T3"><text:line-break/></text:span><text:span text:style-name="T1">更新日期:2010/06/09 18:11 廖雅玉　郭岱軒</text:span><text:span text:style-name="T3"><text:line-break/></text:span></text:p>
      <text:p text:style-name="P2"><text:span text:style-name="T1">死刑存廢問題，引發社會各界議論，主張廢除死刑的廢死聯盟，就接到恐嚇信函與電話，有情緒激動的民眾，直接在電話裡頭嗆聲，要對執行長林欣怡施暴，還有人威脅要到辦公室丟汽油彈；為了自保，廢死聯盟只好悄悄搬家，轉移陣地。</text:span></text:p>
      <text:p text:style-name="P2"><text:span text:style-name="T3"><text:line-break/></text:span><text:span text:style-name="T1">TVBS記者郭岱軒：「這裡是廢死聯盟的舊辦公室，現在可以看到，現場已經人去樓空，傳出執行長接獲恐嚇電話、信函，已經影響人身安全。」</text:span></text:p>
      <text:p text:style-name="P2"><text:span text:style-name="T1">廢死聯盟執行長林欣怡：「喂？您好。」</text:span></text:p>
      <text:p text:style-name="P2"><text:span text:style-name="T1">接起電話，廢死聯盟執行長林欣怡，心裡還是有點陰影，主張廢除死刑，引發部分民眾激烈反彈，讓她成了箭靶。</text:span></text:p>
      <text:p text:style-name="P2"><text:span text:style-name="T1">林欣怡：「我接到一個電話，那這個電話他當然開始，就是一直罵髒話，來罵髒話，那後來他就開始在講說，他看過林欣怡，然後他覺得林欣怡是個女生，長得還不錯，所以他要強暴她，然後可能強暴她之後，可以再殺了她，因為已經廢除死刑了，所以他不需要承擔任何的責任。」</text:span></text:p>
      <text:p text:style-name="P2"><text:span text:style-name="T1">「國罵」不斷的電話，已經是家常便飯，不署名的恐嚇信函、電子郵件，多如雪片，有人威脅要到辦公室丟汽油彈、殺他們全家，有人詛咒他們至親、朋友被殺，還嗆他們下地獄；有些信是直接投遞到舊辦公室信箱，讓廢死聯盟成員心生恐懼，2星期前，匆忙搬家。</text:span></text:p>
      <text:p text:style-name="P2"><text:span text:style-name="T1">林欣怡：「說不害怕，可是有時候也會想到說，萬一、萬一真的發生這樣的事情，該怎麼辦？」</text:span></text:p>
      <text:p text:style-name="P2"><text:span text:style-name="T1">4年前，林欣怡就曾向警方報案，但無法確認恐嚇者身分，無法成案，現在只能搬家求自保，期盼部分比較激進的民眾能多點理性。</text:span><text:span text:style-name="T3"><text:line-break/></text:span><text:span text:style-name="T1">==============================================</text:span><text:span text:style-name="T3"><text:line-break/></text:span><text:span text:style-name="T1">怎麼會有這種人呢？有這些人的存在，難怪台灣的治安那麼差！</text:span></text:p>
      <text:p text:style-name="P1"><text:span text:style-name="T1">南光遠 | 2010.06.09 18:09 | </text:span><text:span text:style-name="T2">#</text:span></text:p>
      <text:p text:style-name="P3"><text:span text:style-name="T1">各位紀念若雪巴勒斯坦資訊網的朋友好：</text:span></text:p>
      <text:p text:style-name="P3"><text:span text:style-name="T1">我是南光遠，第一次在這裡留言。</text:span><text:span text:style-name="T3"><text:line-break/></text:span><text:span text:style-name="T1">昨夜離開派出所後，搭乘最後一班高鐵，十一點半回到新竹，一切安好順利。</text:span></text:p>
      <text:p text:style-name="P3"><text:span text:style-name="T1">回想事情發生的經過：昨天下午唸完抗議信後沒多久，人群實際上就已經散去，同行友人也準備要回新竹。但看到良哲與李老師仍在大樓前靜坐，面對著十數位警員，這個極不均衡的態勢，讓我轉念間決定留下來聲援，沒想到半小時之後，警察就逮人了。</text:span></text:p>
      <text:p text:style-name="P3"><text:span text:style-name="T1">個人上街頭的經驗雖非第一次，但也在多年以前，這回拜集遊法之賜，進警局還是頭一回。不論昨天被逮是因為我們在場人數太少，警方容易動手，還是因為舉牌三次後一定得抓召集人（或所謂“主謀”）交差，區區五六個人靜坐在那裡也會被帶走，實在真夠荒謬的了。</text:span></text:p>
      <text:p text:style-name="P3"><text:span text:style-name="T1">感謝娟萍姐、任睦彬先生的幫忙，還有貴網友人的關切。雖然唐曙大哥願意擔下“主謀”的責任，但這種荒謬的首從認定方式，彷彿所謂的“犯行”一定有首要指使者，而其餘參與者只是無個人自主性、受到主謀蠱惑煽動的關係人，也著實可笑。假設某天有個兩百人的抗議行動，這兩百人都認定自己是發起人、主持人，以警方的認定方式與行政效率來看，這案子恐怕要動員好幾個分局的數百名員警才能完成筆錄吧？</text:span></text:p>
      <text:p text:style-name="P3"><text:span text:style-name="T1">順帶一提，在警方的筆錄範本上有「自由意識」一詞，我想那大概是「自由意志」的訛誤，連consciousness與will都可以混為一談，也難怪他們很難理解任何抗議行動的精神與道德意涵。因為警方存留有這次行動的抗議信，也許會循信上的網址到這兒來做“情蒐”，如果情蒐的同仁看到這個留言，可不可以麻煩你們去請教內政部江部長關於意識與意志的差異，相信他會給你們一個滿意答覆的。</text:span><text:span text:style-name="T3"><text:line-break/></text:span></text:p>
      <text:p text:style-name="P1"><text:span text:style-name="T1">良哲 | 2010.06.09 17:20 | </text:span><text:span text:style-name="T2">#</text:span></text:p>
      <text:p text:style-name="P2"><text:span text:style-name="T1">唐曙現被限制住所，需應法院所需隨傳隨到。</text:span><text:span text:style-name="T3"><text:line-break/></text:span></text:p>
      <text:p text:style-name="P1"><text:span text:style-name="T1">智巽 | 2010.06.09 15:34 | </text:span><text:span text:style-name="T2">#</text:span></text:p>
      <text:p text:style-name="P3"><text:span text:style-name="T1">辛苦了!!</text:span></text:p>
      <text:p text:style-name="P1"><text:span text:style-name="T1">學姊 | 2010.06.09 14:26 | </text:span><text:span text:style-name="T2">#</text:span></text:p>
      <text:p text:style-name="P2"><text:span text:style-name="T1">什麼救護車、體力不支啦，真是超誇張的，我生龍活虎的，哪有甚麼問題，真是誤導大眾，不過能見到啟承、鈺錠還有認識中午一直體貼地替我和良哲打傘的葉小慧夫婦，也是非常非常高興。</text:span></text:p>
      <text:p text:style-name="P2"><text:span text:style-name="T1">之所以這麼久，真的是警察效率的問題。還有警察似乎一開始也拿不定到底如何對付我們四人有關。一開始說沒事，查驗一下身分就沒問題，一下又說是犯罪嫌疑人，要偵辦、移送，要我們請律師；後來好像又因為有娟萍姐所找的一些朋友的”關切”, 警方又說只會列為唐曙案件的“關係人”, 我們就呆坐在警局等著等著；還有警方打字真的是非常慢……還有偵訊中硬要把唐曙ㄠ成主謀，自稱是發起人也不行，最後再被訊問一次，只好更具體說明這是共同發起的活動，根本沒有所謂總召集人。但接下來的問題是，誰是當日活動 “主持人”? !@#$!%!#^^ 主持人也有罪???</text:span></text:p>
      <text:p text:style-name="P2"><text:span text:style-name="T1">不過最最辛苦以及最需要感謝的真的是唐曙，他幫我們扛下所有的責任，昨日被偵訊最久，也直接移送地檢署，想必一定折騰到更晚。警方還將他上手銬，看他手腕上還有手銬痕，非常不捨，也更真實體會到惡法之惡……</text:span></text:p>
      <text:p text:style-name="P4"/>
      <text:p text:style-name="P1"><text:a xlink:type="simple" xlink:href="http://palinfo.habago.org/mt-comments.cgi?__mode=red&amp;id=20082"><text:span text:style-name="T2">柳春春阿忠</text:span></text:a><text:span text:style-name="T1"> | 2010.06.09 09:37 | </text:span><text:span text:style-name="T2">#</text:span></text:p>
      <text:p text:style-name="P3"><text:span text:style-name="T1">反戰定點站樁 2010.6.8 以色列經濟文化辦事處前</text:span></text:p>
      <text:p text:style-name="P3"><text:span text:style-name="T1">2010.6.8 PM13:59 眾人宣讀「致以色列經濟文化辦事處抗議信」</text:span><text:span text:style-name="T3"><text:line-break/></text:span><text:span text:style-name="T1">+</text:span><text:span text:style-name="T3"><text:line-break/></text:span><text:span text:style-name="T1">2010.6.8 PM14:55 台北市警局信義分局進行驅離</text:span></text:p>
      <text:p text:style-name="P3"><text:span text:style-name="T1">http://www.youtube.com/view_play_list?p=D3C4CB8DE0710D76</text:span></text:p>
      <text:p text:style-name="P3"><text:span text:style-name="T1">請點選全部播放或個別播放。紀錄者：阿忠</text:span></text:p>
      <text:p text:style-name="P1"><text:span text:style-name="T1">懷軒 | 2010.06.09 03:24 | </text:span><text:span text:style-name="T2">#</text:span></text:p>
      <text:p text:style-name="P2"><text:span text:style-name="T1">辛苦了~</text:span></text:p>
      <text:p text:style-name="P1"><text:span text:style-name="T1">良哲 | 2010.06.09 00:44 | </text:span><text:span text:style-name="T2">#</text:span></text:p>
      <text:p text:style-name="P3"><text:span text:style-name="T1">謝謝大家關心，南光遠、學姐和我一起搭計程車回來，我是最晚下計程車的，但從新竹上來的南光遠，大概會是最晚回到家的。</text:span></text:p>
      <text:p text:style-name="P3"><text:span text:style-name="T1">感謝勞權會王娟萍的聯繫，工人代表全聯總理事長任睦衫先生，先於五六點來關切，後又帶友人來完成領人手續。</text:span></text:p>
      <text:p text:style-name="P3"><text:span text:style-name="T1">同時，小慧伉儷，啟承和鈺錠也都到場，不好意思，讓大家擔心了。</text:span></text:p>
      <text:p text:style-name="P3"><text:span text:style-name="T1">基層警員大都也很客氣，警員的打字速度都不快，所以作筆錄的時間也會比較長。其他的，再說了。好累的一天。</text:span></text:p>
      <text:p text:style-name="P1"><text:span text:style-name="T1">陳真 | 2010.06.08 23:36 | </text:span><text:span text:style-name="T2">#</text:span></text:p>
      <text:p text:style-name="P2"><text:span text:style-name="T1">現在是晚上十點十分. 我有打電話給學姐,問她需不需要我派一輛救護車過去,她說不用. 若健康無虞,其它就還好.</text:span></text:p>
      <text:p text:style-name="P2"><text:span text:style-name="T1">學姐,良哲及另兩位勞動黨的朋友估計應可離開,不會被留下來過夜,但目前須有家屬領回.</text:span></text:p>
      <text:p text:style-name="P2"><text:span text:style-name="T1">學姐只有我一個狹義定義下的家屬,所以我剛剛傳信給啟承和鈺錠,在我看來,他們也是家屬. 我是怕萬一深更半夜才偵察完畢,學姐會流落街頭. 目前打算直接坐計程車回學校宿舍,應該不需協助了.</text:span></text:p>
      <text:p text:style-name="P2"><text:span text:style-name="T1">根本什麼事也沒有,竟然也能偵察這麼久,是吃飽太閒嗎? 我是說吃飽了竟然還忘不了辦公,讓我不禁對警檢戮力從公除良安暴的精神感到肅然起敬!</text:span></text:p>
      <text:p text:style-name="P2"><text:span text:style-name="T1">特別是剛剛知道阿扁在機密外交案竟然判無罪,董事長不禁更是想仰天長嘯~~</text:span></text:p>
      <text:p text:style-name="P2"><text:span text:style-name="T1">聽說唐曙已被銬上手銬,很可能成為本案唯一首謀. 此次活動之前,唐曙一直跟我說他會扛下責任,請大家放心. 但我們並沒有想要讓他一人扛所有責任. 若要說首謀,應該也把我算進去才對.</text:span></text:p>
      <text:p text:style-name="P2"><text:span text:style-name="T1">現在是十點二十,學姐恰好來電說已被 "家屬" 領回,好像是勞動人權協會的秘書長王娟萍來領回,正要離開警局,她說啟承鈺錠和小慧夫婦都有來警局探望.謝謝你們.</text:span></text:p>
      <text:p text:style-name="P2"><text:span text:style-name="T1">學姐四人安全脫困,據我了解是唐曙很積極主動要扛下所有罪責,努力跟警方協商談條件所致. 警方刻意隔離偵訊,為的也是希望大家都把箭頭指向唐曙. 不過大家倒沒有這麼卑鄙,只是唐曙還是一個人扛了下來. 活動前他就預言說若要辦人只會辦他一人,但若我也參加就很可能會辦我跟他兩人.</text:span></text:p>
      <text:p text:style-name="P2"><text:span text:style-name="T1">唐曙身經百戰,案子一堆,我比較不擔心.不過還是得請大家密切注意他的下落.</text:span></text:p>
      <text:p text:style-name="P2"><text:span text:style-name="T1">至於以色列那邊,大家擇日再去拜訪.</text:span><text:span text:style-name="T3"><text:line-break/></text:span></text:p>
      <text:p text:style-name="P1"><text:a xlink:type="simple" xlink:href="http://palinfo.habago.org/mt-comments.cgi?__mode=red&amp;id=20076"><text:span text:style-name="T2">葉小慧</text:span></text:a><text:span text:style-name="T1"> | 2010.06.08 23:33 | </text:span><text:span text:style-name="T2">#</text:span></text:p>
      <text:p text:style-name="P3"><text:span text:style-name="T1">PM10:30。大約十點時刻，因家住附近順道運動到三張犁派出所，學姐已經有人作保，準備離開。陳真說的令人擔心了些，所以還有另外一組朋友也隨後到場，不過幸好沒事，只是唐曙也調回了三張犁這，還不知道確切情況。</text:span></text:p>
      <text:p text:style-name="P1"><text:a xlink:type="simple" xlink:href="http://palinfo.habago.org/mt-comments.cgi?__mode=red&amp;id=20075"><text:span text:style-name="T2">柳春春阿忠</text:span></text:a><text:span text:style-name="T1"> | 2010.06.08 22:34 | </text:span><text:span text:style-name="T2">#</text:span></text:p>
      <text:p text:style-name="P2"><text:span text:style-name="T1">目前狀況，PM09:30</text:span></text:p>
      <text:p text:style-name="P2"><text:span text:style-name="T1">唐曙確定以違反集會遊行法現行進偵訊室並按指紋做筆錄。學姊/良哲/勞動黨兩位目前已經做完筆錄。現場警方要他們先休息，最後是否送檢方或僅列為唐曙現行違反集會遊行法之關係人，要待會才會知道。</text:span></text:p>
      <text:p text:style-name="P2"><text:span text:style-name="T1">阿忠補充，下午02:55最後一次舉牌之後驅離，唐曙單獨一台警車押送福德派出所。學姊/良哲/阿忠/勞動黨兩位則是同坐一台箱形警備車送抵三張犁派出所。現場指揮官信義分局分局長下達驅離指令時，即明確指示現場警員將唐曙單獨押送。</text:span></text:p>
      <text:p text:style-name="P1"><text:span text:style-name="T1">陳真 | 2010.06.08 21:47 | </text:span><text:span text:style-name="T2">#</text:span></text:p>
      <text:p text:style-name="P3"><text:span text:style-name="T1">現在是八點半,學姐等人都還被扣押在信義分局三張犁派出所,不斷做所謂偵訊筆錄,已經從四點搞到現在.</text:span></text:p>
      <text:p text:style-name="P3"><text:span text:style-name="T1">抓人入罪總要有個帶頭者. 唐曙說自己帶頭,準備扛起所有責任,交換學姐等人之無罪釋放,但實際上每個都是頭,沒有誰帶誰的問題. 但因為學姐也自稱帶頭,警方就把她和唐曙一併列為首謀.</text:span></text:p>
      <text:p text:style-name="P3"><text:span text:style-name="T1">目前正在疲勞偵訊中. 我不知道有什麼好偵訊,警察不去抓歹徒(甚至很多自己就是歹徒),卻把心力耗費在此.</text:span></text:p>
      <text:p text:style-name="P3"><text:span text:style-name="T1">而且,顯然是柿子專挑軟的捏,看學姐及良哲這些文弱書生好欺負.</text:span></text:p>
      <text:p text:style-name="P3"><text:span text:style-name="T1">聽說等一下有可能會把學姐和唐曙兩人連夜移送台北地檢署開什麼偵查庭. 如果偵辦貪官污吏或江洋大盜也有這種本事和效率,那似乎才是法律與警方之所應為.</text:span></text:p>
      <text:p text:style-name="P3"><text:span text:style-name="T1">我明早有個兩小時的演講,今晚要交一篇一萬多字的論文,過兩天還有個學術研討會,雖請假在家,但無法分身,只能藉著短暫的手機通話勉強知道一點狀況. 有誰知道現場情形或目前狀況者,請告知. 學姐體力差,聽說有點精神不支.</text:span></text:p>
      <text:p text:style-name="P3"><text:span text:style-name="T1">至於以色列,我們還會有下一波活動,細節仍在思考中.</text:span></text:p>
      <text:p text:style-name="P1"><text:span text:style-name="T1">陳真 | 2010.06.08 18:16 | </text:span><text:span text:style-name="T2">#</text:span></text:p>
      <text:p text:style-name="P2"><text:span text:style-name="T1">更正: 阿忠沒被捕,但也抵達警局關心.</text:span></text:p>
      <text:p text:style-name="P2"><text:span text:style-name="T1">剛剛又跟學姐通上電話,學姐說法扶中心不提供義務律師; 我是建議他們直接認罪或直接接受偵訊就好了,不需律師, 畢竟這是政治問題,不是法律問題.</text:span></text:p>
      <text:p text:style-name="P2"><text:span text:style-name="T1">台灣的法律從來就是看人辦事, 特別是集遊法, 完全是看風向看你是否好欺負.</text:span></text:p>
      <text:p text:style-name="P2"><text:span text:style-name="T1">比方說, 施明德帶領百萬紅杉軍上街, 法官竟然都可以以 "無法證明是施明德帶頭" 而判他無罪. 至於咱們這麼一小撮人, 倒是很可能會有罪, 因為我們人太少了,如果我們不是只有五十人而是五十萬人, 肯定就不會有罪了.</text:span></text:p>
      <text:p text:style-name="P2"><text:span text:style-name="T1">也因此, 其實跟你有沒有請律師並沒有關係. 更何況,如果這樣有罪,那我們以後就大家一起來犯罪, 一有空就去以色列駐台辦事處門口靜站, 站到他願意承認濫殺無辜是一種錯誤為止.</text:span></text:p>
      <text:p text:style-name="P2"><text:span text:style-name="T1">所謂民不畏死, 奈何以死懼之, 應該感到恐懼的是以色列這個殺人無數無惡不作的海盜政府, 而不是赤手空拳光是拿個牌子站在原地的平民百姓.</text:span></text:p>
      <text:p text:style-name="P1"><text:span text:style-name="T1">陳真 | 2010.06.08 18:00 | </text:span><text:span text:style-name="T2">#</text:span></text:p>
      <text:p text:style-name="P3"><text:span text:style-name="T1">更正: 阿忠沒被捕,但也抵達警局關心.</text:span></text:p>
      <text:p text:style-name="P3"><text:span text:style-name="T1">剛剛又跟學姐通上電話,學姐說法扶中心不提供義務律師; 我是建議他們直接認罪或直接接受偵訊就好了,不需律師, 畢竟這是政治問題,不是法律問題.</text:span></text:p>
      <text:p text:style-name="P3"><text:span text:style-name="T1">台灣的法律從來就是看人辦事, 特別是集遊法, 完全是看風向看你是否好欺負.</text:span></text:p>
      <text:p text:style-name="P3"><text:span text:style-name="T1">比方說, 施明德帶領百萬紅杉軍上街, 法官竟然都可以以 "無法證明是施明德帶頭" 而判他無罪. 至於咱們這麼一小撮人, 倒是很可能會有罪, 因為我們人太少了,如果我們不是只有五十人而是五十萬人, 肯定就不會有罪了.</text:span></text:p>
      <text:p text:style-name="P3"><text:span text:style-name="T1">也因此, 其實跟你有沒有請律師並沒有關係. 更何況,如果這樣有罪,那我們以後就大家一起來犯罪, 一有空就去以色列駐台辦事處門口靜站, 站到他願意承認濫殺無辜是一種錯誤為止.</text:span></text:p>
      <text:p text:style-name="P3"><text:span text:style-name="T1">所謂民不畏死, 奈何以死懼之, 應該感到恐懼的是以色列這個殺人無數無惡不作的海盜政府, 而不是赤手空拳光是拿個牌子站在原地的平民百姓.</text:span></text:p>
      <text:p text:style-name="P1"><text:span text:style-name="T1">陳真 | 2010.06.08 17:06 | </text:span><text:span text:style-name="T2">#</text:span></text:p>
      <text:p text:style-name="P2"><text:span text:style-name="T1">活動從早上十一點半開始,以色列駐台辦事處堅持不接受抗議信函. 現在是下午四點,學姐剛剛來電說,她和良哲阿忠及唐曙等幾個堅持不解散的人,現在被警方逮捕,正在三張犁(?)做筆錄,準備移送起訴之,需要請律師.有後續狀況再跟大家說.</text:span></text:p>
      <text:p text:style-name="P1"><text:span text:style-name="T1">选择 | 2010.06.07 22:17 | </text:span><text:span text:style-name="T2">#</text:span></text:p>
      <text:p text:style-name="P3"><text:span text:style-name="T1">阿弗拉姆・诺姆・乔姆斯基于1928年12月7日诞生在宾夕法尼亚州费城。早年在费城橡树巷乡村日间学校和中心中学求学。然后进入宾夕法尼亚大学深造，攻读语言学、数学及哲学。在宾夕法尼亚大学取得了博士学位。可是，他为取得博士学位而进行的大部分研究工作是他在1951年至1955年间担任哈佛大学研究学会初级研究员期间进行的。1955年以来，乔姆斯基一直在麻省理工学院任教，现为该校费拉里・ P ・沃德现代语言和现代语言学讲座的教授。</text:span></text:p>
      <text:p text:style-name="P3"><text:span text:style-name="T1">乔姆斯基已婚，有二个女儿和一个儿子。</text:span></text:p>
      <text:p text:style-name="P3"><text:span text:style-name="T1">乔姆斯基的学术成就在学术界受到普遍的赞赏。芝加哥大学（于1967年）、伦敦大学（于1967年）、洛约拉大学（于1970年）、斯沃斯莫尔学院（于1970年）、巴德学院（于1971年）、德里大学（于1972年）及马萨诸塞大学（于1973年）均授予他名誉博士学位。乔姆斯基为美国促进科学进步学会会员、国家科学院成员、美国艺术科学院成员、美国政治社会科学院成员、英国科学院通讯会员。（1957―58年）曾任哥伦比亚大学客座研究员、（1958―59年）曾任普林斯顿大学高级研究所研究员、（1966年）曾任加利福尼亚大学洛杉矶分校美国语言学会教授、（1966―67年）曾在加利福尼亚大学伯克利分校主持贝克曼讲座、（1969年）曾在牛津大学主持约翰・洛克讲座、（同年）也在伦敦大学主持纪念希尔曼讲座、（1971年）在剑桥大学三一学院主持纪念伯特兰・罗素讲座。乔姆斯基最初在语言学方面成名。他父亲是一位颇有声望的希伯来语言学者。</text:span></text:p>
      <text:p text:style-name="P3"><text:span text:style-name="T1">乔姆斯基从他父亲那里学到了有关历史语言学原则的某些知识。（最初，乔姆斯基为了攻读硕士学位开始做一些研究工作。研究的课题是现代希伯来口语。）但他的成名之作，也就是，他所创建的生成语法体系，则渊源于他对现代逻辑学以及数学原理感兴趣。只是到后来，他才把这套体系用来描写自然语言。</text:span></text:p>
      <text:p text:style-name="P3"><text:span text:style-name="T1">在乔姆斯基学术发展上起了相当重要影响的是宾夕法尼亚大学语言学教授齐律格・哈里斯。乔姆斯基本人曾解释道，正是对哈里斯政治观点的同情，促使他在大学本科攻读语言学。所以，是政治把他引向语言学研究的这种说法是不无道理的。从孩提时代起，乔姆斯基就对政治感兴趣。他的政治观点是在他称做“纽约激进犹太人社区”中形成的，而且一贯倾向于社会主义或无政府主义。</text:span></text:p>
      <text:p text:style-name="P3"><text:span text:style-name="T1">（摘自豆瓣http://book.douban.com/subject/1063175/）</text:span></text:p>
      <text:p text:style-name="P1"><text:span text:style-name="T1">选择 | 2010.06.07 22:16 | </text:span><text:span text:style-name="T2">#</text:span></text:p>
      <text:p text:style-name="P2"><text:span text:style-name="T1">speaking of truth and power</text:span></text:p>
      <text:p text:style-name="P2"><text:span text:style-name="T1">诺姆乔姆斯基</text:span></text:p>
      <text:p text:style-name="P2"><text:span text:style-name="T1">在公海劫持船只、</text:span><text:span text:style-name="T5">杀</text:span><text:span text:style-name="T1">害乘客当然是一种严重罪行。伦敦卫报的编辑说得非常正确，“如果一支武装的索马里海盗昨天登上公海的6艘船，并打死至少10名乘客，打伤多人，北约任务部队今天就会前往索马里海岸。”</text:span></text:p>
      <text:p text:style-name="P2"><text:span text:style-name="T1">要牢记，犯罪不是新鲜事。几十年来，以色列一直在劫持塞浦路斯和黎巴嫩之间公海上的船只，</text:span><text:span text:style-name="T5">杀</text:span><text:span text:style-name="T1">害或绑架乘客，有时把他们关到秘密监狱/刑讯室一类的监狱，有时将他们作为人质囚禁多年。以色列认为他可以不受惩罚地进行这样的犯罪，因为美国容忍他们，欧洲通常跟着美国的脚步。</text:span></text:p>
      <text:p text:style-name="P2"><text:span text:style-name="T1">以色列最近一次犯罪的借口与以往几乎相同：自由舰队运送的物资可被用作发射火箭的掩体。撇开这荒谬的借口，如果以色列真的想要阻止哈马斯的火箭，它确实知道该怎么做：接受哈马斯停火的提议。2008年6月，以色列和哈马斯达成停火协议。以色列政府正式承认，哈马斯没有射一颗火箭，直到11月4日以色列撕毁协议，入侵加沙，</text:span><text:span text:style-name="T5">杀</text:span><text:span text:style-name="T1">害6名哈马斯活动家。</text:span></text:p>
      <text:p text:style-name="P2"><text:span text:style-name="T1">哈马斯愿意延长停火。以色列内阁审议了建议后，拒绝了，却推出了12月27日充满了谋</text:span><text:span text:style-name="T5">杀</text:span><text:span text:style-name="T1">和破坏的铸铅行动。显然，没有任何使用武力“自卫”的正当理由，除非和平手段已用尽。而他们根本就没有尝试，尽管——或者也许因为——有充分理由认为他们会成功。铸铅行动因此毫无疑问是纯粹的侵略罪行，以色列此次的动用武力与之完全相同。</text:span></text:p>
      <text:p text:style-name="P2"><text:span text:style-name="T1">围困加沙本身没有丝毫可信的借口。这是美国和以色列在2006年1月强加给巴勒斯坦的，作为他们在自由选举中的“错误方式”的惩罚，2007年7月进一步加剧，因以美任命法塔赫铁腕人物Muhammad Dahlan企图以军事政变推翻民选政府，而哈马斯加以阻止。对加沙的围困是野蛮残忍的，目的是让笼中兽苟延残喘，以抵御国际社会的抗议，仅此而已。这是美国支持的以色列长期计划的最新阶段，将加沙与西岸分离。</text:span></text:p>
      <text:p text:style-name="P2"><text:span text:style-name="T1">这只是丑陋异常的政策的简单轮廓而已。</text:span></text:p>
      <text:p text:style-name="P2"><text:span text:style-name="T3"><text:line-break/></text:span><text:span text:style-name="T1">http://weekly.ahram.org.eg/2010/1001/intrvw.htm</text:span></text:p>
      <text:p text:style-name="P1"><text:span text:style-name="T1">选择 | 2010.06.07 22:02 | </text:span><text:span text:style-name="T2">#</text:span></text:p>
      <text:p text:style-name="P3"><text:span text:style-name="T1">另据土耳其法医部门称，最新的尸检结果显示，死于以色列海军袭击的9名土耳其志愿者总计中弹30颗。该部门主任哈留克-因杰在接受记者采访时说，死者均遭子弹直接命中，身上枪伤非跳弹所致。多数死者遭近距离射</text:span><text:span text:style-name="T5">杀</text:span><text:span text:style-name="T1">，5人头部中弹。因杰说，尸检人员未在死者身上找到全部弹头，部分子弹可能穿过身体、落在船上。在找到的弹头中，除1颗子弹尚未辨别出类型，其他子弹直径均为9毫米，“通常用于短筒枪”。</text:span><text:span text:style-name="T3"><text:line-break/></text:span></text:p>
      <text:p text:style-name="P1"><text:span text:style-name="T1">选择 | 2010.06.07 21:45 | </text:span><text:span text:style-name="T2">#</text:span></text:p>
      <text:p text:style-name="P2"><text:span text:style-name="T1">亲历者详述以军袭击加沙救援船经过</text:span></text:p>
      <text:p text:style-name="P2"><text:span text:style-name="T1">据英国《泰晤士报》报道，5月31日，以色列海军拦截向加沙运送救援物资的船队，造成多人死伤。当时也在救援船上的英国社会活动人士，目前已经回国，详细讲述了在该船上发生的“大屠</text:span><text:span text:style-name="T5">杀</text:span><text:span text:style-name="T1">”。</text:span></text:p>
      <text:p text:style-name="P2"><text:span text:style-name="T1">　　科尔伯恩女士表示，起初，救援船刚开始向公海撤退，以色列军舰于当地时间5月30日夜里11点左右靠近他们。救援船上人员通过无线电对以色列人大喊，“请不要攻击我们”。</text:span></text:p>
      <text:p text:style-name="P2"><text:span text:style-name="T1">　　她说，大约凌晨4点左右，以色列士兵开始通过小船或直升机登上救援船。</text:span></text:p>
      <text:p text:style-name="P2"><text:span text:style-name="T1">　　“直升机试图运送以色列军事人员到船上。他们好像在飞机上就已经开火了。”</text:span></text:p>
      <text:p text:style-name="P2"><text:span text:style-name="T1">　　科尔伯恩女士不知道以色列士兵发射的是否是实弹，也不清楚船上的人是什么时候开始有人遇难的。</text:span></text:p>
      <text:p text:style-name="P2"><text:span text:style-name="T1">　　她说：“一名男子被子弹击中头部，我看到他被拖离甲板，接受紧急治疗后死去了。船上到处都有人在垂死挣扎，那情景真是太可怕了。”</text:span></text:p>
      <text:p text:style-name="P2"><text:span text:style-name="T1">　　以军首轮进攻结束后，接着是近2个小时的僵局。但是以色列士兵仍然端着机枪，瞄准船上的人。</text:span></text:p>
      <text:p text:style-name="P2"><text:span text:style-name="T1">　　科尔伯恩女士说：“我们通过无线电告诉以色列士兵，船上有重伤员，请帮帮我们。”“所有人都震惊了，这就是赫然发生的大屠</text:span><text:span text:style-name="T5">杀</text:span><text:span text:style-name="T1">。”</text:span></text:p>
      <text:p text:style-name="P2"><text:span text:style-name="T1">　　一名为澳大利亚《悉尼清晨先驱报》报道救援船队新闻的爱尔兰记者麦克乔戈(Paul McGeogh)，当时也在这艘船上，他把以色列突击队员形容为“土狼”。</text:span></text:p>
      <text:p text:style-name="P2"><text:span text:style-name="T1">　　他说，当以色列人包围船队，突击队员还没有登船前，他们看起来就像“在夜里捕食猎物的土狼”。</text:span></text:p>
      <text:p text:style-name="P2"><text:span text:style-name="T1">　　以色列当地时间31日清晨，以色列海军对一艘向加沙地带运送人道主义救援物资的国际救援船队开火，据报袭击至少造成19人死亡，26人受伤，死者多为土耳其籍人士。</text:span></text:p>
      <text:p text:style-name="P2"><text:span text:style-name="T1">　　袭击事件发生后，国家社会纷纷对以色列的粗暴行为表示谴责。</text:span><text:span text:style-name="T3"><text:line-break/></text:span></text:p>
      <text:p text:style-name="P1"><text:span text:style-name="T1">01nurundini | 2010.06.07 18:11 | </text:span><text:span text:style-name="T2">#</text:span></text:p>
      <text:p text:style-name="P3"><text:span text:style-name="T1">我爱上了一个叫瑞秋科里的女孩子，那年她23岁</text:span><text:span text:style-name="T3"><text:line-break/></text:span><text:span text:style-name="T1">今天是她逝世七周年的日子</text:span><text:span text:style-name="T3"><text:line-break/></text:span><text:span text:style-name="T1">在我还不知道她的时候她已经死了</text:span><text:span text:style-name="T3"><text:line-break/></text:span><text:span text:style-name="T1">在她死之后我才爱上了她</text:span></text:p>
      <text:p text:style-name="P3"><text:span text:style-name="T1">有人说烈士不死</text:span><text:span text:style-name="T3"><text:line-break/></text:span><text:span text:style-name="T1">我说爱人不死</text:span><text:span text:style-name="T3"><text:line-break/></text:span><text:span text:style-name="T1">这种爱超越国界</text:span><text:span text:style-name="T3"><text:line-break/></text:span><text:span text:style-name="T1">跨越种族</text:span><text:span text:style-name="T3"><text:line-break/></text:span><text:span text:style-name="T1">不分信仰</text:span><text:span text:style-name="T3"><text:line-break/></text:span><text:span text:style-name="T1">藐视卑劣者的恶语流言</text:span></text:p>
      <text:p text:style-name="P3"><text:span text:style-name="T1">这份爱就是任何一个有一点点人性光辉的人</text:span><text:span text:style-name="T3"><text:line-break/></text:span><text:span text:style-name="T1">任何一个具有人道主义精神的人</text:span><text:span text:style-name="T3"><text:line-break/></text:span><text:span text:style-name="T1">对于被压迫者最深沉的爱和</text:span><text:span text:style-name="T3"><text:line-break/></text:span><text:span text:style-name="T1">对种族主义屠夫们最深刻的恨！</text:span></text:p>
      <text:p text:style-name="P3"><text:span text:style-name="T1">是什么样的一种精神使得这个女孩在面对种族主义者的装甲推土机</text:span><text:span text:style-name="T3"><text:line-break/></text:span><text:span text:style-name="T1">不是后退</text:span><text:span text:style-name="T3"><text:line-break/></text:span><text:span text:style-name="T1">不是逃跑</text:span><text:span text:style-name="T3"><text:line-break/></text:span><text:span text:style-name="T1">而是勇敢的对峙任由种族主义屠夫从她身上碾了过去</text:span></text:p>
      <text:p text:style-name="P3"><text:span text:style-name="T1">那一刻人性的光芒把犹太屠夫们那罪恶的嘴脸暴露的一览无余</text:span><text:span text:style-name="T3"><text:line-break/></text:span><text:span text:style-name="T1">那一刻人性的光芒把犹太屠夫们那罪恶的嘴脸暴露的一览无余</text:span></text:p>
      <text:p text:style-name="P3"><text:span text:style-name="T1">我爱上了一个女孩</text:span><text:span text:style-name="T3"><text:line-break/></text:span><text:span text:style-name="T1">她的名字叫做瑞秋科里</text:span><text:span text:style-name="T3"><text:line-break/></text:span><text:span text:style-name="T1">那年她23岁</text:span><text:span text:style-name="T3"><text:line-break/></text:span><text:span text:style-name="T1">http://bbs.2muslim.com/viewthread.php?tid=134908&amp;extra=page%3D1%26amp%3Borderby%3Drecommends%26amp%3Bfilter%3Drecommend&amp;page=1</text:span></text:p>
      <text:p text:style-name="P4"/>
      <text:p text:style-name="P1"><text:span text:style-name="T1">陳真 | 2010.06.07 03:59 | </text:span><text:span text:style-name="T2">#</text:span></text:p>
      <text:p text:style-name="P2"><text:span text:style-name="T1">問題是，這是國際公海，如此行徑與海盜無異。這就像有一群蒙面歹徒摸黑侵入民宅屠殺掃射，之後「喊冤」說發現人家廚房裏藏有武器—菜刀一把。幾十年來之橫行霸道塗炭生靈，以色列真是夠了。</text:span></text:p>
      <text:p text:style-name="P1"><text:span text:style-name="T1">陳真 | 2010.06.07 02:07 | </text:span><text:span text:style-name="T2">#</text:span></text:p>
      <text:p text:style-name="P3"><text:span text:style-name="T1">以色列公佈一段影片,蘋果日報上節錄大幅連續圖片為其喊冤.</text:span></text:p>
      <text:p text:style-name="P3"><text:span text:style-name="T1">圖一: 一個以色列士兵,蒙著臉(沒聽到畫外音,估計是: "媽咧個逼,叫俺來挨打!")</text:span></text:p>
      <text:p text:style-name="P3"><text:span text:style-name="T1">圖二: 蒙面士兵像忍者龜一樣由直昇機吊著,由天而降. 船上一堆人拿著打狗棒等著這位阿西的降臨.</text:span></text:p>
      <text:p text:style-name="P3"><text:span text:style-name="T1">圖三: 忍者龜被船上恐怖份子數人以打狗棒痛毆. (旁白出現了,來自直升機: "他們還真的扁我們的弟兄!" )</text:span></text:p>
      <text:p text:style-name="P3"><text:span text:style-name="T1">圖四: 挨揍的忍者龜被倒掛四腳朝天,放生到海裏.(旁白又出現了,同樣來自直升機,像轉播一場球賽一樣: "哇! 還真狠啊,把我們的弟兄給丟到海裏啦!?!")</text:span></text:p>
      <text:p text:style-name="P3"><text:span text:style-name="T1">以色列以此喊冤,表示船上恐怖份子密佈如雲,而且個個身懷絕技,並擁有致命武器如打狗棒四根,菜刀兩把,大的切水果,小的切蒜頭,轉螺絲的 "螺賴麻" 數支,指甲剪三把,鐵釘(可以拿來當飛鏢)數百根,相當可怕,萬一有小李飛刀在場,以軍下場將不堪設想,更恐~~怖~~~的是: 女士專用之不明藥水數罐,懷疑是大規生化武器.</text:span></text:p>
      <text:p text:style-name="P3"><text:span text:style-name="T1">看了忍者龜可歌可泣之下場,為了避免更大之傷亡,以軍高層咬緊牙關,忍住淚水,決定下達指令說: "兄弟們,'為了維護世界和平'(這一句是董事長拍馬屁自己加的),准許開火!"</text:span></text:p>
      <text:p text:style-name="P3"><text:span text:style-name="T1">於是船上恐怖份子們紛紛中彈,有的仍在睡夢中,還來不及起床,頭部就已經被打成馬蜂窩!</text:span></text:p>
      <text:p text:style-name="P3"><text:span text:style-name="T1">依董事長多年看電影的經驗,這很像是一部劇情片而非紀錄片,因為大概沒有那麼傻的一種登船臨檢方式吧! 派個忍者龜,單槍匹馬下去存心想挨揍似的. 然後導演好像還怕你看不清現場,旁邊還有主播口白,像在轉播一場球賽. 最後,"忍無可忍",決定 "反擊"!</text:span></text:p>
      <text:p text:style-name="P1"><text:a xlink:type="simple" xlink:href="http://palinfo.habago.org/mt-comments.cgi?__mode=red&amp;id=20048"><text:span text:style-name="T2">柳春春阿忠</text:span></text:a><text:span text:style-name="T1"> | 2010.06.06 19:11 | </text:span><text:span text:style-name="T2">#</text:span></text:p>
      <text:p text:style-name="P2"><text:span text:style-name="T1">李同學，</text:span></text:p>
      <text:p text:style-name="P2"><text:span text:style-name="T1">船上應該是有"武器"的，榔頭，廚房各式刀具，如果這也算的話。</text:span><text:span text:style-name="T3"><text:line-break/></text:span><text:span text:style-name="T1">但船上是否有武器，這是個問題嗎？</text:span><text:span text:style-name="T3"><text:line-break/></text:span></text:p>
      <text:p text:style-name="P1"><text:span text:style-name="T1">李秉叡 | 2010.06.06 11:35 | </text:span><text:span text:style-name="T2">#</text:span></text:p>
      <text:p text:style-name="P3"><text:span text:style-name="T1">然而，讓全世界震驚的是，以色列竟然於國際公海，對著一群對以色列安全毫無威脅之載滿平民的船隊，公然開火，造成如此慘劇。而就如同過去一次次的攻擊和人權侵害行為，以色列再度以荒唐的「國家安全」為由，合理化其殺戮。</text:span><text:span text:style-name="T3"><text:line-break/></text:span><text:span text:style-name="T1">==================================</text:span><text:span text:style-name="T3"><text:line-break/></text:span><text:span text:style-name="T1">本人也很想加入連署，不過在此之前我想弄清楚一件事情：那艘人道救援船上到底有沒有武器啊？</text:span></text:p>
      <text:p text:style-name="P1"><text:span text:style-name="T1">陳真 | 2010.06.04 03:12 | </text:span><text:span text:style-name="T2">#</text:span></text:p>
      <text:p text:style-name="P2"><text:span text:style-name="T1">董事長有個 ntu 的信箱,也有個 ntuh 的信箱,都不好用,而且隱私性據說不佳,所以一般就都用 gmail 信箱.但 gmail卻有個缺點是動不動就把各方來信視為垃圾.</text:span></text:p>
      <text:p text:style-name="P2"><text:span text:style-name="T1">這兩天到垃圾桶一看,看到很多正常的信被自動丟到垃圾桶,於是就一封一封撿回來. 可是,我還是不小心把一封似乎是正常信給刪掉了. 來信者信箱的署名是北京大學哲學系某某某,不知是誰.若有需要,只能麻煩你再寄一次.</text:span></text:p>
      <text:p text:style-name="P2"><text:span text:style-name="T1">董事長幾乎從來不會去垃圾桶撿信,而垃圾信聽說每隔一段時間就會自動清空. 所以如果有人有重要的事寫信來而我卻沒有回信的話,只能請你再寄一次. 若時效性已過,那應該是出於某種疏忽或無奈(例如忙到幾乎都沒在睡覺)而非故意不回. 我回信通常很慢很慢很慢,但該回或需要回的一般還是會回,只是動作往往會慢了些,因為實在太忙.</text:span></text:p>
      <text:p text:style-name="P2"><text:span text:style-name="T1">今天在外面吃飯時看到蘋果日報寫說有位年輕工程師連續工作四十幾小時於是暴斃身亡. 可是,對於許多台灣的醫生來說,連續四十幾小時連續幹活,根本就是家常便飯.</text:span></text:p>
      <text:p text:style-name="P2"><text:span text:style-name="T1">甚至有時連續六七十小時幾乎毫不間斷地拼命以百米速度在各病房與急診之間來回奔走衝刺幹活,也不是什麼很特別的事.當然,這裏頭還穿插著無數的教學活動或行政工作或研究工作或有的沒的無聊會議無聊演講一大堆.</text:span></text:p>
      <text:p text:style-name="P2"><text:span text:style-name="T1">問題是,一個人儘管有滿腔熱血,如此幹活,恐怕也會提早進棺材,難怪台灣的醫生平均壽命比一般人少了十歲以上.</text:span></text:p>
      <text:p text:style-name="P2"><text:span text:style-name="T1">我有很多病人是因為失眠來就診,當我開藥給他時,我也只能開藥,而說不出口什麼睡眠的重要性,因為醫生自己很可能已經兩三天未闔眼,這樣的人實在沒有資格再去談什麼健康的重要性.</text:span></text:p>
      <text:p text:style-name="P2"><text:span text:style-name="T1">可是,台灣極度畸形的就醫形態以及全世界最愛看病的習性,再加上經常高喊業績(敝院也是這樣的一家醫院,雖是公家醫院,卻比似乎長庚還更喜歡強調業績),再加上教學與行政以及無數的會議和各種外務支援如司法精神鑑定或社區醫療或居家訪視或家暴鑑定或社區演講等等等,一個只要稍微有點良心的醫生,不累死才怪. 除非你把醫療品質大大往下降,能混則混,能隨便亂治療就隨便亂治療,能偷懶就偷懶,能保證不出人命就給他硬ㄠ下去.</text:span></text:p>
      <text:p text:style-name="P2"><text:span text:style-name="T1">我估計,我現有的各類型臨床病患照顧 "數量" 總和,大約是一個英國醫生的差不多二十倍到三十倍! 也就是說,人家用一個月做完的工作我必須在一兩天內做完,品質可想而知.</text:span></text:p>
      <text:p text:style-name="P2"><text:span text:style-name="T1">台灣總是很得意於所謂健保制度,但卻不太計較就醫品質,而醫院為了賺錢,當然就更不在乎了,反正死是死道友不是死貧道.</text:span></text:p>
      <text:p text:style-name="P2"><text:span text:style-name="T1">大家都怕上班,因此有所謂 monday blue,其實應該說 sunday blue才對,因為周日一旦想到周一要上班就開始憂鬱了. 我剛當醫生時在林口長庚,也有這樣的周日憂鬱症候群,覺得真是累得不像話.</text:span></text:p>
      <text:p text:style-name="P2"><text:span text:style-name="T1">於是我暗下決心不再如此折磨自己,但沒想到出國十幾年之後,醫療環境卻比當年更惡化許多,幾乎找不到正常的醫療工作了,全是得賣命!</text:span></text:p>
      <text:p text:style-name="P2"><text:span text:style-name="T1">於是我發現,已經累到不只是憂鬱, 而是恐懼害怕了,想到要這樣子拼命上班一刻也不能停,真是非常恐懼!</text:span></text:p>
      <text:p text:style-name="P2"><text:span text:style-name="T1">來到這家醫院後我更發現: 已經不是憂鬱也不是恐懼,而是一個紮紮實實的生命安全問題了. 再這樣不眠不休下去,我恐怕一兩年內就會跟閻羅王報到!</text:span></text:p>
      <text:p text:style-name="P2"><text:span text:style-name="T1">於是下定決心於近日內跳槽,感覺就像逃生似的,看能不能保住一條小命,看能不能至少可以不用每天連續幾十小時馬不停蹄地以百米速度工作.</text:span></text:p>
      <text:p text:style-name="P2"><text:span text:style-name="T1">想起英國的日子,可真悠閒,英國醫生也很閒,一個小感冒都能看上半小時,而且穿插許多噓寒問暖. 比方說我自己去看醫生,那位英國醫生甚至還常問我有關維根斯坦的事!</text:span></text:p>
      <text:p text:style-name="P2"><text:span text:style-name="T1">而我在台灣當個醫生,卻經常忙到只能閉著眼睛開藥,有些時候根本不知道對方是誰,也不知道他得什麼病,反正就像賣檳榔一樣,藥物一包一包開出去.</text:span></text:p>
      <text:p text:style-name="P2"><text:span text:style-name="T1">手上一大堆住院病患,有的來住院快一年了,我甚至還不知道他是我的病患. 並非我偷懶,事實上我非常賣命工作,但我一天畢竟也只有24小時而非 240或2400 小時.</text:span></text:p>
      <text:p text:style-name="P2"><text:span text:style-name="T1">台灣人如果這麼喜歡看病,如果這麼喜歡往大醫院跑,其實應該大量增加醫生人數,而非為了保有既得利益之飯碗而努力管制專科主治醫師數量的成長.</text:span></text:p>
      <text:p text:style-name="P2"><text:span text:style-name="T1">台灣醫生似乎很愛錢,大的錢小的錢都一概不放過,於是跟藥商關係真是亂七八糟到不行,不管是出國開會或買書買電腦買沙發或平常吃吃喝喝等等等,往往就由藥商間接買單(間接才不會被抓到),但一個人就算賺得了全世界卻失去自己,有何益處?</text:span></text:p>
      <text:p text:style-name="P1"><text:span text:style-name="T1">陳真 | 2010.06.04 02:22 | </text:span><text:span text:style-name="T2">#</text:span></text:p>
      <text:p text:style-name="P3"><text:span text:style-name="T1">小慧,轉載ok啊,謝謝小慧.</text:span><text:span text:style-name="T3"><text:line-break/></text:span></text:p>
      <text:p text:style-name="P1"><text:a xlink:type="simple" xlink:href="http://palinfo.habago.org/mt-comments.cgi?__mode=red&amp;id=20032"><text:span text:style-name="T2">葉小慧</text:span></text:a><text:span text:style-name="T1"> | 2010.06.03 09:55 | </text:span><text:span text:style-name="T2">#</text:span></text:p>
      <text:p text:style-name="P2"><text:span text:style-name="T1">向來的潛水者，小小的請求。</text:span></text:p>
      <text:p text:style-name="P2"><text:span text:style-name="T1">看陳真的萬言書，不只醫界如此，台灣幾乎社會裡頭都有相似的問題，想請求轉載於個人facebook，收藏反覆閱讀。</text:span></text:p>
      <text:p text:style-name="P1"><text:a xlink:type="simple" xlink:href="http://palinfo.habago.org/mt-comments.cgi?__mode=red&amp;id=20027"><text:span text:style-name="T2">柳春春阿忠</text:span></text:a><text:span text:style-name="T1"> | 2010.06.01 23:59 | </text:span><text:span text:style-name="T2">#</text:span></text:p>
      <text:p text:style-name="P3"><text:span text:style-name="T1">良哲6/1日於(世貿大樓)以色列駐台辦事處前廣場外，</text:span><text:span text:style-name="T3"><text:line-break/></text:span><text:span text:style-name="T1">影片</text:span><text:span text:style-name="T3"><text:line-break/></text:span><text:span text:style-name="T1">http://www.youtube.com/watch?v=HN895fv9ZGo</text:span><text:span text:style-name="T3"><text:line-break/></text:span><text:span text:style-name="T1">照片</text:span><text:span text:style-name="T3"><text:line-break/></text:span><text:span text:style-name="T1">http://picasaweb.google.com.tw/lh/photo/QZh149ZGWpAyqDErW7TaU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